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mbria Math" svg:font-family="Cambria Math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indent="0.4916in"/>
      <style:text-properties fo:language="en" fo:country="US"/>
    </style:style>
    <style:style style:name="P3" style:parent-style-name="Normal" style:family="paragraph">
      <style:paragraph-properties fo:margin-bottom="0in" style:line-height-at-least="0.1979in" fo:background-color="#070E13"/>
    </style:style>
    <style:style style:name="T4" style:parent-style-name="DefaultParagraphFont" style:family="text">
      <style:text-properties style:font-name="Consolas" style:font-name-asian="Times New Roman" fo:font-style="italic" style:font-style-asian="italic" style:font-style-complex="italic" fo:color="#F7005B" style:letter-kerning="false" fo:font-size="10.5pt" style:font-size-asian="10.5pt" style:font-size-complex="10.5pt" fo:language="en" fo:country="US" style:language-asian="it" style:country-asian="IT"/>
    </style:style>
    <style:style style:name="T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6" style:parent-style-name="DefaultParagraphFont" style:family="text">
      <style:text-properties style:font-name="Consolas" style:font-name-asian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7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8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9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10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11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1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3" style:parent-style-name="DefaultParagraphFont" style:family="text">
      <style:text-properties style:font-name="Consolas" style:font-name-asian="Times New Roman" fo:font-style="italic" style:font-style-asian="italic" style:font-style-complex="italic" fo:color="#EF8354" style:letter-kerning="false" fo:font-size="10.5pt" style:font-size-asian="10.5pt" style:font-size-complex="10.5pt" fo:language="en" fo:country="US" style:language-asian="it" style:country-asian="IT"/>
    </style:style>
    <style:style style:name="T14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15" style:parent-style-name="Normal" style:family="paragraph">
      <style:paragraph-properties fo:margin-bottom="0in" style:line-height-at-least="0.1979in" fo:background-color="#070E13"/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P16" style:parent-style-name="Normal" style:family="paragraph">
      <style:paragraph-properties fo:margin-bottom="0in" style:line-height-at-least="0.1979in" fo:background-color="#070E13"/>
    </style:style>
    <style:style style:name="T1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8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1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20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2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22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23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24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25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2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27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28" style:parent-style-name="DefaultParagraphFont" style:family="text">
      <style:text-properties style:font-name="Consolas" style:font-name-asian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29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30" style:parent-style-name="DefaultParagraphFont" style:family="text">
      <style:text-properties style:font-name="Consolas" style:font-name-asian="Times New Roman" fo:color="#A100DF" style:letter-kerning="false" fo:font-size="10.5pt" style:font-size-asian="10.5pt" style:font-size-complex="10.5pt" fo:language="en" fo:country="US" style:language-asian="it" style:country-asian="IT"/>
    </style:style>
    <style:style style:name="T31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32" style:parent-style-name="Normal" style:family="paragraph">
      <style:paragraph-properties fo:margin-bottom="0in" style:line-height-at-least="0.1979in" fo:background-color="#070E13"/>
    </style:style>
    <style:style style:name="T3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34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3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36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3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38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3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40" style:parent-style-name="DefaultParagraphFont" style:family="text">
      <style:text-properties style:font-name="Consolas" style:font-name-asian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41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42" style:parent-style-name="Normal" style:family="paragraph">
      <style:paragraph-properties fo:margin-bottom="0in" style:line-height-at-least="0.1979in" fo:background-color="#070E13"/>
    </style:style>
    <style:style style:name="T4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44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4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46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47" style:parent-style-name="Normal" style:family="paragraph">
      <style:paragraph-properties fo:margin-bottom="0in" style:line-height-at-least="0.1979in" fo:background-color="#070E13"/>
    </style:style>
    <style:style style:name="T4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49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style:language-asian="it" style:country-asian="IT"/>
    </style:style>
    <style:style style:name="T50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style:language-asian="it" style:country-asian="IT"/>
    </style:style>
    <style:style style:name="T51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style:language-asian="it" style:country-asian="IT"/>
    </style:style>
    <style:style style:name="T52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style:language-asian="it" style:country-asian="IT"/>
    </style:style>
    <style:style style:name="T5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style:language-asian="it" style:country-asian="IT"/>
    </style:style>
    <style:style style:name="T54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style:language-asian="it" style:country-asian="IT"/>
    </style:style>
    <style:style style:name="T5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style:language-asian="it" style:country-asian="IT"/>
    </style:style>
    <style:style style:name="T56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style:language-asian="it" style:country-asian="IT"/>
    </style:style>
    <style:style style:name="P57" style:parent-style-name="Normal" style:family="paragraph">
      <style:paragraph-properties fo:margin-bottom="0in" style:line-height-at-least="0.1979in" fo:background-color="#070E13"/>
    </style:style>
    <style:style style:name="T58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style:language-asian="it" style:country-asian="IT"/>
    </style:style>
    <style:style style:name="T59" style:parent-style-name="DefaultParagraphFont" style:family="text">
      <style:text-properties style:font-name="Consolas" style:font-name-asian="Times New Roman" fo:font-style="italic" style:font-style-asian="italic" style:font-style-complex="italic" fo:color="#4A4F53" style:letter-kerning="false" fo:font-size="10.5pt" style:font-size-asian="10.5pt" style:font-size-complex="10.5pt" style:language-asian="it" style:country-asian="IT"/>
    </style:style>
    <style:style style:name="P60" style:parent-style-name="Normal" style:family="paragraph">
      <style:paragraph-properties fo:margin-bottom="0in" style:line-height-at-least="0.1979in" fo:background-color="#070E13"/>
    </style:style>
    <style:style style:name="T6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style:language-asian="it" style:country-asian="IT"/>
    </style:style>
    <style:style style:name="T62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63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64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6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66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6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68" style:parent-style-name="DefaultParagraphFont" style:family="text">
      <style:text-properties style:font-name="Consolas" style:font-name-asian="Times New Roman" fo:color="#A100DF" style:letter-kerning="false" fo:font-size="10.5pt" style:font-size-asian="10.5pt" style:font-size-complex="10.5pt" fo:language="en" fo:country="US" style:language-asian="it" style:country-asian="IT"/>
    </style:style>
    <style:style style:name="T69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7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71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7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73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74" style:parent-style-name="DefaultParagraphFont" style:family="text">
      <style:text-properties style:font-name="Consolas" style:font-name-asian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75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7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77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78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79" style:parent-style-name="Normal" style:family="paragraph">
      <style:paragraph-properties fo:margin-bottom="0in" style:line-height-at-least="0.1979in" fo:background-color="#070E13"/>
    </style:style>
    <style:style style:name="T8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81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8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83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84" style:parent-style-name="DefaultParagraphFont" style:family="text">
      <style:text-properties style:font-name="Consolas" style:font-name-asian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85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86" style:parent-style-name="DefaultParagraphFont" style:family="text">
      <style:text-properties style:font-name="Consolas" style:font-name-asian="Times New Roman" fo:color="#A100DF" style:letter-kerning="false" fo:font-size="10.5pt" style:font-size-asian="10.5pt" style:font-size-complex="10.5pt" fo:language="en" fo:country="US" style:language-asian="it" style:country-asian="IT"/>
    </style:style>
    <style:style style:name="T87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88" style:parent-style-name="Normal" style:family="paragraph">
      <style:paragraph-properties fo:margin-bottom="0in" style:line-height-at-least="0.1979in" fo:background-color="#070E13"/>
    </style:style>
    <style:style style:name="T8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90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91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9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93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9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95" style:parent-style-name="DefaultParagraphFont" style:family="text">
      <style:text-properties style:font-name="Consolas" style:font-name-asian="Times New Roman" fo:color="#A100DF" style:letter-kerning="false" fo:font-size="10.5pt" style:font-size-asian="10.5pt" style:font-size-complex="10.5pt" fo:language="en" fo:country="US" style:language-asian="it" style:country-asian="IT"/>
    </style:style>
    <style:style style:name="T96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97" style:parent-style-name="Normal" style:family="paragraph">
      <style:paragraph-properties fo:margin-bottom="0in" style:line-height-at-least="0.1979in" fo:background-color="#070E13"/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P98" style:parent-style-name="Normal" style:family="paragraph">
      <style:paragraph-properties fo:margin-bottom="0in" style:line-height-at-least="0.1979in" fo:background-color="#070E13"/>
    </style:style>
    <style:style style:name="T9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00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101" style:parent-style-name="DefaultParagraphFont" style:family="text">
      <style:text-properties style:font-name="Consolas" style:font-name-asian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102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103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10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05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106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107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108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10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10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111" style:parent-style-name="DefaultParagraphFont" style:family="text">
      <style:text-properties style:font-name="Consolas" style:font-name-asian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112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11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14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115" style:parent-style-name="Normal" style:family="paragraph">
      <style:paragraph-properties fo:margin-bottom="0in" style:line-height-at-least="0.1979in" fo:background-color="#070E13"/>
    </style:style>
    <style:style style:name="T11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17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11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19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12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21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122" style:parent-style-name="Normal" style:family="paragraph">
      <style:paragraph-properties fo:margin-bottom="0in" style:line-height-at-least="0.1979in" fo:background-color="#070E13"/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P123" style:parent-style-name="Normal" style:family="paragraph">
      <style:paragraph-properties fo:margin-bottom="0in" style:line-height-at-least="0.1979in" fo:background-color="#070E13"/>
    </style:style>
    <style:style style:name="T12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25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126" style:parent-style-name="Normal" style:family="paragraph">
      <style:paragraph-properties fo:margin-bottom="0in" style:line-height-at-least="0.1979in" fo:background-color="#070E13"/>
    </style:style>
    <style:style style:name="T12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28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129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130" style:parent-style-name="Normal" style:family="paragraph">
      <style:paragraph-properties fo:margin-bottom="0in" style:line-height-at-least="0.1979in" fo:background-color="#070E13"/>
    </style:style>
    <style:style style:name="T13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32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133" style:parent-style-name="DefaultParagraphFont" style:family="text">
      <style:text-properties style:font-name="Consolas" style:font-name-asian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134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135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13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37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138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139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140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14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42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143" style:parent-style-name="DefaultParagraphFont" style:family="text">
      <style:text-properties style:font-name="Consolas" style:font-name-asian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144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14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46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147" style:parent-style-name="Normal" style:family="paragraph">
      <style:paragraph-properties fo:margin-bottom="0in" style:line-height-at-least="0.1979in" fo:background-color="#070E13"/>
    </style:style>
    <style:style style:name="T14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4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style:language-asian="it" style:country-asian="IT"/>
    </style:style>
    <style:style style:name="T150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style:language-asian="it" style:country-asian="IT"/>
    </style:style>
    <style:style style:name="T15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style:language-asian="it" style:country-asian="IT"/>
    </style:style>
    <style:style style:name="T152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style:language-asian="it" style:country-asian="IT"/>
    </style:style>
    <style:style style:name="T15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style:language-asian="it" style:country-asian="IT"/>
    </style:style>
    <style:style style:name="T154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style:language-asian="it" style:country-asian="IT"/>
    </style:style>
    <style:style style:name="P155" style:parent-style-name="Normal" style:family="paragraph">
      <style:paragraph-properties fo:margin-bottom="0in" style:line-height-at-least="0.1979in" fo:background-color="#070E13"/>
    </style:style>
    <style:style style:name="T15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style:language-asian="it" style:country-asian="IT"/>
    </style:style>
    <style:style style:name="T157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style:language-asian="it" style:country-asian="IT"/>
    </style:style>
    <style:style style:name="P158" style:parent-style-name="Normal" style:family="paragraph">
      <style:paragraph-properties fo:margin-bottom="0in" style:line-height-at-least="0.1979in" fo:background-color="#070E13"/>
      <style:text-properties style:font-name="Consolas" style:font-name-asian="Times New Roman" fo:color="#FFFFFF" style:letter-kerning="false" fo:font-size="10.5pt" style:font-size-asian="10.5pt" style:font-size-complex="10.5pt" style:language-asian="it" style:country-asian="IT"/>
    </style:style>
    <style:style style:name="P159" style:parent-style-name="Normal" style:family="paragraph">
      <style:paragraph-properties fo:margin-bottom="0in" style:line-height-at-least="0.1979in" fo:background-color="#070E13"/>
    </style:style>
    <style:style style:name="T16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style:language-asian="it" style:country-asian="IT"/>
    </style:style>
    <style:style style:name="T161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style:language-asian="it" style:country-asian="IT"/>
    </style:style>
    <style:style style:name="P162" style:parent-style-name="Normal" style:family="paragraph">
      <style:paragraph-properties fo:margin-bottom="0in" style:line-height-at-least="0.1979in" fo:background-color="#070E13"/>
      <style:text-properties style:font-name="Consolas" style:font-name-asian="Times New Roman" fo:color="#FFFFFF" style:letter-kerning="false" fo:font-size="10.5pt" style:font-size-asian="10.5pt" style:font-size-complex="10.5pt" style:language-asian="it" style:country-asian="IT"/>
    </style:style>
    <style:style style:name="P163" style:parent-style-name="Normal" style:family="paragraph">
      <style:paragraph-properties fo:margin-bottom="0in" style:line-height-at-least="0.1979in" fo:background-color="#070E13"/>
    </style:style>
    <style:style style:name="T16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style:language-asian="it" style:country-asian="IT"/>
    </style:style>
    <style:style style:name="T165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style:language-asian="it" style:country-asian="IT"/>
    </style:style>
    <style:style style:name="P166" style:parent-style-name="Normal" style:family="paragraph">
      <style:paragraph-properties fo:margin-bottom="0in" style:line-height-at-least="0.1979in" fo:background-color="#070E13"/>
      <style:text-properties style:font-name="Consolas" style:font-name-asian="Times New Roman" fo:color="#FFFFFF" style:letter-kerning="false" fo:font-size="10.5pt" style:font-size-asian="10.5pt" style:font-size-complex="10.5pt" style:language-asian="it" style:country-asian="IT"/>
    </style:style>
    <style:style style:name="P167" style:parent-style-name="Normal" style:family="paragraph">
      <style:paragraph-properties fo:margin-bottom="0in" style:line-height-at-least="0.1979in" fo:background-color="#070E13"/>
    </style:style>
    <style:style style:name="T168" style:parent-style-name="DefaultParagraphFont" style:family="text">
      <style:text-properties style:font-name="Consolas" style:font-name-asian="Times New Roman" fo:font-style="italic" style:font-style-asian="italic" style:font-style-complex="italic" fo:color="#F7005B" style:letter-kerning="false" fo:font-size="10.5pt" style:font-size-asian="10.5pt" style:font-size-complex="10.5pt" fo:language="en" fo:country="US" style:language-asian="it" style:country-asian="IT"/>
    </style:style>
    <style:style style:name="T16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70" style:parent-style-name="DefaultParagraphFont" style:family="text">
      <style:text-properties style:font-name="Consolas" style:font-name-asian="Times New Roman" fo:font-style="italic" style:font-style-asian="italic" style:font-style-complex="italic" fo:color="#F7005B" style:letter-kerning="false" fo:font-size="10.5pt" style:font-size-asian="10.5pt" style:font-size-complex="10.5pt" fo:language="en" fo:country="US" style:language-asian="it" style:country-asian="IT"/>
    </style:style>
    <style:style style:name="T17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72" style:parent-style-name="DefaultParagraphFont" style:family="text">
      <style:text-properties style:font-name="Consolas" style:font-name-asian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173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174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175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17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77" style:parent-style-name="DefaultParagraphFont" style:family="text">
      <style:text-properties style:font-name="Consolas" style:font-name-asian="Times New Roman" fo:font-style="italic" style:font-style-asian="italic" style:font-style-complex="italic" fo:color="#F7005B" style:letter-kerning="false" fo:font-size="10.5pt" style:font-size-asian="10.5pt" style:font-size-complex="10.5pt" fo:language="en" fo:country="US" style:language-asian="it" style:country-asian="IT"/>
    </style:style>
    <style:style style:name="T17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79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180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181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182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183" style:parent-style-name="Normal" style:family="paragraph">
      <style:paragraph-properties fo:margin-bottom="0in" style:line-height-at-least="0.1979in" fo:background-color="#070E13"/>
    </style:style>
    <style:style style:name="T18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85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186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P187" style:parent-style-name="Normal" style:family="paragraph">
      <style:paragraph-properties fo:margin-bottom="0in" style:line-height-at-least="0.1979in" fo:background-color="#070E13"/>
    </style:style>
    <style:style style:name="T18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89" style:parent-style-name="DefaultParagraphFont" style:family="text">
      <style:text-properties style:font-name="Consolas" style:font-name-asian="Times New Roman" fo:font-style="italic" style:font-style-asian="italic" style:font-style-complex="italic" fo:color="#F7005B" style:letter-kerning="false" fo:font-size="10.5pt" style:font-size-asian="10.5pt" style:font-size-complex="10.5pt" fo:language="en" fo:country="US" style:language-asian="it" style:country-asian="IT"/>
    </style:style>
    <style:style style:name="T19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91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19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93" style:parent-style-name="DefaultParagraphFont" style:family="text">
      <style:text-properties style:font-name="Consolas" style:font-name-asian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19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95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196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19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198" style:parent-style-name="DefaultParagraphFont" style:family="text">
      <style:text-properties style:font-name="Consolas" style:font-name-asian="Times New Roman" fo:font-style="italic" style:font-style-asian="italic" style:font-style-complex="italic" fo:color="#EF8354" style:letter-kerning="false" fo:font-size="10.5pt" style:font-size-asian="10.5pt" style:font-size-complex="10.5pt" fo:language="en" fo:country="US" style:language-asian="it" style:country-asian="IT"/>
    </style:style>
    <style:style style:name="T199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200" style:parent-style-name="Normal" style:family="paragraph">
      <style:paragraph-properties fo:margin-bottom="0in" style:line-height-at-least="0.1979in" fo:background-color="#070E13"/>
    </style:style>
    <style:style style:name="T20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202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203" style:parent-style-name="Normal" style:family="paragraph">
      <style:paragraph-properties fo:margin-bottom="0in" style:line-height-at-least="0.1979in" fo:background-color="#070E13"/>
    </style:style>
    <style:style style:name="T20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205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20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207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20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209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21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211" style:parent-style-name="DefaultParagraphFont" style:family="text">
      <style:text-properties style:font-name="Consolas" style:font-name-asian="Times New Roman" fo:color="#A100DF" style:letter-kerning="false" fo:font-size="10.5pt" style:font-size-asian="10.5pt" style:font-size-complex="10.5pt" fo:language="en" fo:country="US" style:language-asian="it" style:country-asian="IT"/>
    </style:style>
    <style:style style:name="T212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21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214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21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216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217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21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219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22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221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222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223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224" style:parent-style-name="Normal" style:family="paragraph">
      <style:paragraph-properties fo:margin-bottom="0in" style:line-height-at-least="0.1979in" fo:background-color="#070E13"/>
    </style:style>
    <style:style style:name="T22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226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22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228" style:parent-style-name="DefaultParagraphFont" style:family="text">
      <style:text-properties style:font-name="Consolas" style:font-name-asian="Times New Roman" fo:color="#A100DF" style:letter-kerning="false" fo:font-size="10.5pt" style:font-size-asian="10.5pt" style:font-size-complex="10.5pt" fo:language="en" fo:country="US" style:language-asian="it" style:country-asian="IT"/>
    </style:style>
    <style:style style:name="T229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230" style:parent-style-name="Normal" style:family="paragraph">
      <style:paragraph-properties fo:margin-bottom="0in" style:line-height-at-least="0.1979in" fo:background-color="#070E13"/>
    </style:style>
    <style:style style:name="T23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232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233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234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235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23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237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23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239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240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241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242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24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244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245" style:parent-style-name="Normal" style:family="paragraph">
      <style:paragraph-properties fo:margin-bottom="0in" style:line-height-at-least="0.1979in" fo:background-color="#070E13"/>
    </style:style>
    <style:style style:name="T24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247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24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249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250" style:parent-style-name="DefaultParagraphFont" style:family="text">
      <style:text-properties style:font-name="Consolas" style:font-name-asian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25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252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25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254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25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256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257" style:parent-style-name="Normal" style:family="paragraph">
      <style:paragraph-properties fo:margin-bottom="0in" style:line-height-at-least="0.1979in" fo:background-color="#070E13"/>
    </style:style>
    <style:style style:name="T25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259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260" style:parent-style-name="Normal" style:family="paragraph">
      <style:paragraph-properties fo:margin-bottom="0in" style:line-height-at-least="0.1979in" fo:background-color="#070E13"/>
    </style:style>
    <style:style style:name="T26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262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263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P264" style:parent-style-name="Normal" style:family="paragraph">
      <style:paragraph-properties fo:margin-bottom="0in" style:line-height-at-least="0.1979in" fo:background-color="#070E13"/>
    </style:style>
    <style:style style:name="T26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266" style:parent-style-name="DefaultParagraphFont" style:family="text">
      <style:text-properties style:font-name="Consolas" style:font-name-asian="Times New Roman" fo:font-style="italic" style:font-style-asian="italic" style:font-style-complex="italic" fo:color="#F7005B" style:letter-kerning="false" fo:font-size="10.5pt" style:font-size-asian="10.5pt" style:font-size-complex="10.5pt" fo:language="en" fo:country="US" style:language-asian="it" style:country-asian="IT"/>
    </style:style>
    <style:style style:name="T26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268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26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270" style:parent-style-name="DefaultParagraphFont" style:family="text">
      <style:text-properties style:font-name="Consolas" style:font-name-asian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271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272" style:parent-style-name="Normal" style:family="paragraph">
      <style:paragraph-properties fo:margin-bottom="0in" style:line-height-at-least="0.1979in" fo:background-color="#070E13"/>
    </style:style>
    <style:style style:name="T27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274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27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276" style:parent-style-name="DefaultParagraphFont" style:family="text">
      <style:text-properties style:font-name="Consolas" style:font-name-asian="Times New Roman" fo:font-style="italic" style:font-style-asian="italic" style:font-style-complex="italic" fo:color="#75C3A8" style:letter-kerning="false" fo:font-size="10.5pt" style:font-size-asian="10.5pt" style:font-size-complex="10.5pt" fo:language="en" fo:country="US" style:language-asian="it" style:country-asian="IT"/>
    </style:style>
    <style:style style:name="T277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278" style:parent-style-name="DefaultParagraphFont" style:family="text">
      <style:text-properties style:font-name="Consolas" style:font-name-asian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279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280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281" style:parent-style-name="DefaultParagraphFont" style:family="text">
      <style:text-properties style:font-name="Consolas" style:font-name-asian="Times New Roman" fo:color="#A100DF" style:letter-kerning="false" fo:font-size="10.5pt" style:font-size-asian="10.5pt" style:font-size-complex="10.5pt" fo:language="en" fo:country="US" style:language-asian="it" style:country-asian="IT"/>
    </style:style>
    <style:style style:name="T282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283" style:parent-style-name="Normal" style:family="paragraph">
      <style:paragraph-properties fo:margin-bottom="0in" style:line-height-at-least="0.1979in" fo:background-color="#070E13"/>
    </style:style>
    <style:style style:name="T28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285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286" style:parent-style-name="Normal" style:family="paragraph">
      <style:paragraph-properties fo:margin-bottom="0in" style:line-height-at-least="0.1979in" fo:background-color="#070E13"/>
    </style:style>
    <style:style style:name="T28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288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289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P290" style:parent-style-name="Normal" style:family="paragraph">
      <style:paragraph-properties fo:margin-bottom="0in" style:line-height-at-least="0.1979in" fo:background-color="#070E13"/>
    </style:style>
    <style:style style:name="T29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292" style:parent-style-name="DefaultParagraphFont" style:family="text">
      <style:text-properties style:font-name="Consolas" style:font-name-asian="Times New Roman" fo:font-style="italic" style:font-style-asian="italic" style:font-style-complex="italic" fo:color="#F7005B" style:letter-kerning="false" fo:font-size="10.5pt" style:font-size-asian="10.5pt" style:font-size-complex="10.5pt" fo:language="en" fo:country="US" style:language-asian="it" style:country-asian="IT"/>
    </style:style>
    <style:style style:name="T29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294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29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296" style:parent-style-name="DefaultParagraphFont" style:family="text">
      <style:text-properties style:font-name="Consolas" style:font-name-asian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29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298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299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30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301" style:parent-style-name="DefaultParagraphFont" style:family="text">
      <style:text-properties style:font-name="Consolas" style:font-name-asian="Times New Roman" fo:font-style="italic" style:font-style-asian="italic" style:font-style-complex="italic" fo:color="#EF8354" style:letter-kerning="false" fo:font-size="10.5pt" style:font-size-asian="10.5pt" style:font-size-complex="10.5pt" fo:language="en" fo:country="US" style:language-asian="it" style:country-asian="IT"/>
    </style:style>
    <style:style style:name="T302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30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304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30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306" style:parent-style-name="DefaultParagraphFont" style:family="text">
      <style:text-properties style:font-name="Consolas" style:font-name-asian="Times New Roman" fo:font-style="italic" style:font-style-asian="italic" style:font-style-complex="italic" fo:color="#EF8354" style:letter-kerning="false" fo:font-size="10.5pt" style:font-size-asian="10.5pt" style:font-size-complex="10.5pt" fo:language="en" fo:country="US" style:language-asian="it" style:country-asian="IT"/>
    </style:style>
    <style:style style:name="T307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308" style:parent-style-name="Normal" style:family="paragraph">
      <style:paragraph-properties fo:margin-bottom="0in" style:line-height-at-least="0.1979in" fo:background-color="#070E13"/>
    </style:style>
    <style:style style:name="T30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310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311" style:parent-style-name="Normal" style:family="paragraph">
      <style:paragraph-properties fo:margin-bottom="0in" style:line-height-at-least="0.1979in" fo:background-color="#070E13"/>
    </style:style>
    <style:style style:name="T31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313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31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315" style:parent-style-name="DefaultParagraphFont" style:family="text">
      <style:text-properties style:font-name="Consolas" style:font-name-asian="Times New Roman" fo:font-style="italic" style:font-style-asian="italic" style:font-style-complex="italic" fo:color="#75C3A8" style:letter-kerning="false" fo:font-size="10.5pt" style:font-size-asian="10.5pt" style:font-size-complex="10.5pt" fo:language="en" fo:country="US" style:language-asian="it" style:country-asian="IT"/>
    </style:style>
    <style:style style:name="T316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317" style:parent-style-name="DefaultParagraphFont" style:family="text">
      <style:text-properties style:font-name="Consolas" style:font-name-asian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318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31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320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32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322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32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324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32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326" style:parent-style-name="DefaultParagraphFont" style:family="text">
      <style:text-properties style:font-name="Consolas" style:font-name-asian="Times New Roman" fo:font-style="italic" style:font-style-asian="italic" style:font-style-complex="italic" fo:color="#75C3A8" style:letter-kerning="false" fo:font-size="10.5pt" style:font-size-asian="10.5pt" style:font-size-complex="10.5pt" fo:language="en" fo:country="US" style:language-asian="it" style:country-asian="IT"/>
    </style:style>
    <style:style style:name="T327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328" style:parent-style-name="DefaultParagraphFont" style:family="text">
      <style:text-properties style:font-name="Consolas" style:font-name-asian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329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33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331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33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333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334" style:parent-style-name="Normal" style:family="paragraph">
      <style:paragraph-properties fo:margin-bottom="0in" style:line-height-at-least="0.1979in" fo:background-color="#070E13"/>
    </style:style>
    <style:style style:name="T33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336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337" style:parent-style-name="Normal" style:family="paragraph">
      <style:paragraph-properties fo:margin-bottom="0in" style:line-height-at-least="0.1979in" fo:background-color="#070E13"/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P338" style:parent-style-name="Normal" style:family="paragraph">
      <style:paragraph-properties fo:margin-bottom="0in" style:line-height-at-least="0.1979in" fo:background-color="#070E13"/>
    </style:style>
    <style:style style:name="T33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340" style:parent-style-name="DefaultParagraphFont" style:family="text">
      <style:text-properties style:font-name="Consolas" style:font-name-asian="Times New Roman" fo:font-style="italic" style:font-style-asian="italic" style:font-style-complex="italic" fo:color="#F7005B" style:letter-kerning="false" fo:font-size="10.5pt" style:font-size-asian="10.5pt" style:font-size-complex="10.5pt" fo:language="en" fo:country="US" style:language-asian="it" style:country-asian="IT"/>
    </style:style>
    <style:style style:name="T34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342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34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344" style:parent-style-name="DefaultParagraphFont" style:family="text">
      <style:text-properties style:font-name="Consolas" style:font-name-asian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345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346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34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348" style:parent-style-name="DefaultParagraphFont" style:family="text">
      <style:text-properties style:font-name="Consolas" style:font-name-asian="Times New Roman" fo:font-style="italic" style:font-style-asian="italic" style:font-style-complex="italic" fo:color="#EF8354" style:letter-kerning="false" fo:font-size="10.5pt" style:font-size-asian="10.5pt" style:font-size-complex="10.5pt" fo:language="en" fo:country="US" style:language-asian="it" style:country-asian="IT"/>
    </style:style>
    <style:style style:name="T349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35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351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35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353" style:parent-style-name="DefaultParagraphFont" style:family="text">
      <style:text-properties style:font-name="Consolas" style:font-name-asian="Times New Roman" fo:font-style="italic" style:font-style-asian="italic" style:font-style-complex="italic" fo:color="#EF8354" style:letter-kerning="false" fo:font-size="10.5pt" style:font-size-asian="10.5pt" style:font-size-complex="10.5pt" fo:language="en" fo:country="US" style:language-asian="it" style:country-asian="IT"/>
    </style:style>
    <style:style style:name="T354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355" style:parent-style-name="Normal" style:family="paragraph">
      <style:paragraph-properties fo:margin-bottom="0in" style:line-height-at-least="0.1979in" fo:background-color="#070E13"/>
    </style:style>
    <style:style style:name="T35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357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35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359" style:parent-style-name="DefaultParagraphFont" style:family="text">
      <style:text-properties style:font-name="Consolas" style:font-name-asian="Times New Roman" fo:font-style="italic" style:font-style-asian="italic" style:font-style-complex="italic" fo:color="#75C3A8" style:letter-kerning="false" fo:font-size="10.5pt" style:font-size-asian="10.5pt" style:font-size-complex="10.5pt" fo:language="en" fo:country="US" style:language-asian="it" style:country-asian="IT"/>
    </style:style>
    <style:style style:name="T360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361" style:parent-style-name="DefaultParagraphFont" style:family="text">
      <style:text-properties style:font-name="Consolas" style:font-name-asian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362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36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364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36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366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36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368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36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370" style:parent-style-name="DefaultParagraphFont" style:family="text">
      <style:text-properties style:font-name="Consolas" style:font-name-asian="Times New Roman" fo:font-style="italic" style:font-style-asian="italic" style:font-style-complex="italic" fo:color="#75C3A8" style:letter-kerning="false" fo:font-size="10.5pt" style:font-size-asian="10.5pt" style:font-size-complex="10.5pt" fo:language="en" fo:country="US" style:language-asian="it" style:country-asian="IT"/>
    </style:style>
    <style:style style:name="T371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372" style:parent-style-name="DefaultParagraphFont" style:family="text">
      <style:text-properties style:font-name="Consolas" style:font-name-asian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373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37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375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37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377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378" style:parent-style-name="Normal" style:family="paragraph">
      <style:paragraph-properties fo:margin-bottom="0in" style:line-height-at-least="0.1979in" fo:background-color="#070E13"/>
    </style:style>
    <style:style style:name="T37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380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381" style:parent-style-name="Normal" style:family="paragraph">
      <style:paragraph-properties fo:margin-bottom="0in" style:line-height-at-least="0.1979in" fo:background-color="#070E13"/>
    </style:style>
    <style:style style:name="T38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383" style:parent-style-name="DefaultParagraphFont" style:family="text">
      <style:text-properties style:font-name="Consolas" style:font-name-asian="Times New Roman" fo:font-style="italic" style:font-style-asian="italic" style:font-style-complex="italic" fo:color="#F7005B" style:letter-kerning="false" fo:font-size="10.5pt" style:font-size-asian="10.5pt" style:font-size-complex="10.5pt" fo:language="en" fo:country="US" style:language-asian="it" style:country-asian="IT"/>
    </style:style>
    <style:style style:name="T38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385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38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387" style:parent-style-name="DefaultParagraphFont" style:family="text">
      <style:text-properties style:font-name="Consolas" style:font-name-asian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388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389" style:parent-style-name="Normal" style:family="paragraph">
      <style:paragraph-properties fo:margin-bottom="0in" style:line-height-at-least="0.1979in" fo:background-color="#070E13"/>
    </style:style>
    <style:style style:name="T39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391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392" style:parent-style-name="Normal" style:family="paragraph">
      <style:paragraph-properties fo:margin-bottom="0in" style:line-height-at-least="0.1979in" fo:background-color="#070E13"/>
    </style:style>
    <style:style style:name="T393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394" style:parent-style-name="DefaultParagraphFont" style:family="text">
      <style:text-properties style:font-name="Consolas" style:font-name-asian="Times New Roman" fo:font-style="italic" style:font-style-asian="italic" style:font-style-complex="italic" fo:color="#4A4F53" style:letter-kerning="false" fo:font-size="10.5pt" style:font-size-asian="10.5pt" style:font-size-complex="10.5pt" fo:language="en" fo:country="US" style:language-asian="it" style:country-asian="IT"/>
    </style:style>
    <style:style style:name="P395" style:parent-style-name="Normal" style:family="paragraph">
      <style:paragraph-properties fo:margin-bottom="0in" style:line-height-at-least="0.1979in" fo:background-color="#070E13"/>
    </style:style>
    <style:style style:name="T39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397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39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399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40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401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402" style:parent-style-name="DefaultParagraphFont" style:family="text">
      <style:text-properties style:font-name="Consolas" style:font-name-asian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403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404" style:parent-style-name="Normal" style:family="paragraph">
      <style:paragraph-properties fo:margin-bottom="0in" style:line-height-at-least="0.1979in" fo:background-color="#070E13"/>
    </style:style>
    <style:style style:name="T40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406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407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408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409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41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411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41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413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41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415" style:parent-style-name="DefaultParagraphFont" style:family="text">
      <style:text-properties style:font-name="Consolas" style:font-name-asian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416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417" style:parent-style-name="DefaultParagraphFont" style:family="text">
      <style:text-properties style:font-name="Consolas" style:font-name-asian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418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419" style:parent-style-name="Normal" style:family="paragraph">
      <style:paragraph-properties fo:margin-bottom="0in" style:line-height-at-least="0.1979in" fo:background-color="#070E13"/>
    </style:style>
    <style:style style:name="T42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421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42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423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42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425" style:parent-style-name="DefaultParagraphFont" style:family="text">
      <style:text-properties style:font-name="Consolas" style:font-name-asian="Times New Roman" fo:color="#A100DF" style:letter-kerning="false" fo:font-size="10.5pt" style:font-size-asian="10.5pt" style:font-size-complex="10.5pt" fo:language="en" fo:country="US" style:language-asian="it" style:country-asian="IT"/>
    </style:style>
    <style:style style:name="T426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427" style:parent-style-name="Normal" style:family="paragraph">
      <style:paragraph-properties fo:margin-bottom="0in" style:line-height-at-least="0.1979in" fo:background-color="#070E13"/>
    </style:style>
    <style:style style:name="T42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429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43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431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43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433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434" style:parent-style-name="DefaultParagraphFont" style:family="text">
      <style:text-properties style:font-name="Consolas" style:font-name-asian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435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436" style:parent-style-name="Normal" style:family="paragraph">
      <style:paragraph-properties fo:margin-bottom="0in" style:line-height-at-least="0.1979in" fo:background-color="#070E13"/>
    </style:style>
    <style:style style:name="T43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438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439" style:parent-style-name="Normal" style:family="paragraph">
      <style:paragraph-properties fo:margin-bottom="0in" style:line-height-at-least="0.1979in" fo:background-color="#070E13"/>
    </style:style>
    <style:style style:name="T44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441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442" style:parent-style-name="DefaultParagraphFont" style:family="text">
      <style:text-properties style:font-name="Consolas" style:font-name-asian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443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444" style:parent-style-name="Normal" style:family="paragraph">
      <style:paragraph-properties fo:margin-bottom="0in" style:line-height-at-least="0.1979in" fo:background-color="#070E13"/>
    </style:style>
    <style:style style:name="T44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446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447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448" style:parent-style-name="Normal" style:family="paragraph">
      <style:paragraph-properties fo:margin-bottom="0in" style:line-height-at-least="0.1979in" fo:background-color="#070E13"/>
    </style:style>
    <style:style style:name="T44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450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45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452" style:parent-style-name="DefaultParagraphFont" style:family="text">
      <style:text-properties style:font-name="Consolas" style:font-name-asian="Times New Roman" fo:font-style="italic" style:font-style-asian="italic" style:font-style-complex="italic" fo:color="#4A4F53" style:letter-kerning="false" fo:font-size="10.5pt" style:font-size-asian="10.5pt" style:font-size-complex="10.5pt" fo:language="en" fo:country="US" style:language-asian="it" style:country-asian="IT"/>
    </style:style>
    <style:style style:name="P453" style:parent-style-name="Normal" style:family="paragraph">
      <style:paragraph-properties fo:margin-bottom="0in" style:line-height-at-least="0.1979in" fo:background-color="#070E13"/>
    </style:style>
    <style:style style:name="T45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455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45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457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45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459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46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461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462" style:parent-style-name="DefaultParagraphFont" style:family="text">
      <style:text-properties style:font-name="Consolas" style:font-name-asian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463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464" style:parent-style-name="Normal" style:family="paragraph">
      <style:paragraph-properties fo:margin-bottom="0in" style:line-height-at-least="0.1979in" fo:background-color="#070E13"/>
    </style:style>
    <style:style style:name="T46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466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46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468" style:parent-style-name="DefaultParagraphFont" style:family="text">
      <style:text-properties style:font-name="Consolas" style:font-name-asian="Times New Roman" fo:color="#A100DF" style:letter-kerning="false" fo:font-size="10.5pt" style:font-size-asian="10.5pt" style:font-size-complex="10.5pt" fo:language="en" fo:country="US" style:language-asian="it" style:country-asian="IT"/>
    </style:style>
    <style:style style:name="T469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470" style:parent-style-name="Normal" style:family="paragraph">
      <style:paragraph-properties fo:margin-bottom="0in" style:line-height-at-least="0.1979in" fo:background-color="#070E13"/>
    </style:style>
    <style:style style:name="T47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472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47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474" style:parent-style-name="DefaultParagraphFont" style:family="text">
      <style:text-properties style:font-name="Consolas" style:font-name-asian="Times New Roman" fo:color="#A100DF" style:letter-kerning="false" fo:font-size="10.5pt" style:font-size-asian="10.5pt" style:font-size-complex="10.5pt" fo:language="en" fo:country="US" style:language-asian="it" style:country-asian="IT"/>
    </style:style>
    <style:style style:name="T475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476" style:parent-style-name="Normal" style:family="paragraph">
      <style:paragraph-properties fo:margin-bottom="0in" style:line-height-at-least="0.1979in" fo:background-color="#070E13"/>
    </style:style>
    <style:style style:name="T47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478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47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P480" style:parent-style-name="Normal" style:family="paragraph">
      <style:paragraph-properties fo:margin-bottom="0in" style:line-height-at-least="0.1979in" fo:background-color="#070E13"/>
    </style:style>
    <style:style style:name="T481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482" style:parent-style-name="Normal" style:family="paragraph">
      <style:paragraph-properties fo:margin-bottom="0in" style:line-height-at-least="0.1979in" fo:background-color="#070E13"/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P483" style:parent-style-name="Normal" style:family="paragraph">
      <style:text-properties fo:language="en" fo:country="US"/>
    </style:style>
    <style:style style:name="P484" style:parent-style-name="Normal" style:family="paragraph">
      <style:text-properties fo:language="en" fo:country="US"/>
    </style:style>
    <style:style style:name="P485" style:parent-style-name="Normal" style:family="paragraph">
      <style:text-properties fo:language="en" fo:country="US"/>
    </style:style>
    <style:style style:name="P486" style:parent-style-name="Normal" style:family="paragraph">
      <style:paragraph-properties fo:text-indent="0.4916in"/>
    </style:style>
    <style:style style:name="P487" style:parent-style-name="Normal" style:family="paragraph">
      <style:paragraph-properties fo:margin-bottom="0in" style:line-height-at-least="0.1979in" fo:background-color="#1E1E1E"/>
    </style:style>
    <style:style style:name="T488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fo:language="en" fo:country="US" style:language-asian="it" style:country-asian="IT"/>
    </style:style>
    <style:style style:name="T48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490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49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492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49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494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49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496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P497" style:parent-style-name="Normal" style:family="paragraph">
      <style:paragraph-properties fo:margin-bottom="0in" style:line-height-at-least="0.1979in" fo:background-color="#1E1E1E"/>
    </style:style>
    <style:style style:name="T49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499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50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501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50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503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50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505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fo:language="en" fo:country="US" style:language-asian="it" style:country-asian="IT"/>
    </style:style>
    <style:style style:name="T50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507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50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509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P510" style:parent-style-name="Normal" style:family="paragraph">
      <style:paragraph-properties fo:margin-bottom="0in" style:line-height-at-least="0.1979in" fo:background-color="#1E1E1E"/>
    </style:style>
    <style:style style:name="T51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512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51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514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51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516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51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518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P519" style:parent-style-name="Normal" style:family="paragraph">
      <style:paragraph-properties fo:margin-bottom="0in" style:line-height-at-least="0.1979in" fo:background-color="#1E1E1E"/>
    </style:style>
    <style:style style:name="T52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521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52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523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52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525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52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527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52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529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53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531" style:parent-style-name="DefaultParagraphFont" style:family="text">
      <style:text-properties style:font-name="Consolas" style:font-name-asian="Times New Roman" fo:color="#608B4E" style:letter-kerning="false" fo:font-size="10.5pt" style:font-size-asian="10.5pt" style:font-size-complex="10.5pt" fo:language="en" fo:country="US" style:language-asian="it" style:country-asian="IT"/>
    </style:style>
    <style:style style:name="P532" style:parent-style-name="Normal" style:family="paragraph">
      <style:paragraph-properties fo:margin-bottom="0in" style:line-height-at-least="0.1979in" fo:background-color="#1E1E1E"/>
    </style:style>
    <style:style style:name="T53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534" style:parent-style-name="DefaultParagraphFont" style:family="text">
      <style:text-properties style:font-name="Consolas" style:font-name-asian="Times New Roman" fo:color="#608B4E" style:letter-kerning="false" fo:font-size="10.5pt" style:font-size-asian="10.5pt" style:font-size-complex="10.5pt" style:language-asian="it" style:country-asian="IT"/>
    </style:style>
    <style:style style:name="P535" style:parent-style-name="Normal" style:family="paragraph">
      <style:paragraph-properties fo:margin-bottom="0in" style:line-height-at-least="0.1979in" fo:background-color="#1E1E1E"/>
    </style:style>
    <style:style style:name="T53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it" style:country-asian="IT"/>
    </style:style>
    <style:style style:name="T537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style:language-asian="it" style:country-asian="IT"/>
    </style:style>
    <style:style style:name="T53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it" style:country-asian="IT"/>
    </style:style>
    <style:style style:name="T539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style:language-asian="it" style:country-asian="IT"/>
    </style:style>
    <style:style style:name="T54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it" style:country-asian="IT"/>
    </style:style>
    <style:style style:name="T541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style:language-asian="it" style:country-asian="IT"/>
    </style:style>
    <style:style style:name="T54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it" style:country-asian="IT"/>
    </style:style>
    <style:style style:name="T543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style:language-asian="it" style:country-asian="IT"/>
    </style:style>
    <style:style style:name="T54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it" style:country-asian="IT"/>
    </style:style>
    <style:style style:name="T545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style:language-asian="it" style:country-asian="IT"/>
    </style:style>
    <style:style style:name="P546" style:parent-style-name="Normal" style:family="paragraph">
      <style:paragraph-properties fo:margin-bottom="0in" style:line-height-at-least="0.1979in" fo:background-color="#1E1E1E"/>
    </style:style>
    <style:style style:name="T54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it" style:country-asian="IT"/>
    </style:style>
    <style:style style:name="T54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549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55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551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55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553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55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555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55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557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fo:language="en" fo:country="US" style:language-asian="it" style:country-asian="IT"/>
    </style:style>
    <style:style style:name="T55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559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56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561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56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563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P564" style:parent-style-name="Normal" style:family="paragraph">
      <style:paragraph-properties fo:margin-bottom="0in" style:line-height-at-least="0.1979in" fo:background-color="#1E1E1E"/>
    </style:style>
    <style:style style:name="T56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566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56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568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56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570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57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572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57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574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P575" style:parent-style-name="Normal" style:family="paragraph">
      <style:paragraph-properties fo:margin-bottom="0in" style:line-height-at-least="0.1979in" fo:background-color="#1E1E1E"/>
    </style:style>
    <style:style style:name="T57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577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fo:language="en" fo:country="US" style:language-asian="it" style:country-asian="IT"/>
    </style:style>
    <style:style style:name="T57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579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58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581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58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583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58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585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58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587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58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589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59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591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 fo:language="en" fo:country="US" style:language-asian="it" style:country-asian="IT"/>
    </style:style>
    <style:style style:name="T592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59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P594" style:parent-style-name="Normal" style:family="paragraph">
      <style:paragraph-properties fo:margin-bottom="0in" style:line-height-at-least="0.1979in" fo:background-color="#1E1E1E"/>
    </style:style>
    <style:style style:name="T59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596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style:language-asian="it" style:country-asian="IT"/>
    </style:style>
    <style:style style:name="P597" style:parent-style-name="Normal" style:family="paragraph">
      <style:paragraph-properties fo:margin-bottom="0in" style:line-height-at-least="0.1979in" fo:background-color="#1E1E1E"/>
    </style:style>
    <style:style style:name="T59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it" style:country-asian="IT"/>
    </style:style>
    <style:style style:name="T599" style:parent-style-name="DefaultParagraphFont" style:family="text">
      <style:text-properties style:font-name="Consolas" style:font-name-asian="Times New Roman" fo:color="#608B4E" style:letter-kerning="false" fo:font-size="10.5pt" style:font-size-asian="10.5pt" style:font-size-complex="10.5pt" style:language-asian="it" style:country-asian="IT"/>
    </style:style>
    <style:style style:name="P600" style:parent-style-name="Normal" style:family="paragraph">
      <style:paragraph-properties fo:margin-bottom="0in" style:line-height-at-least="0.1979in" fo:background-color="#1E1E1E"/>
    </style:style>
    <style:style style:name="T60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it" style:country-asian="IT"/>
    </style:style>
    <style:style style:name="T602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fo:language="en" fo:country="US" style:language-asian="it" style:country-asian="IT"/>
    </style:style>
    <style:style style:name="T60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604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60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606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60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608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60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610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P611" style:parent-style-name="Normal" style:family="paragraph">
      <style:paragraph-properties fo:margin-bottom="0in" style:line-height-at-least="0.1979in" fo:background-color="#1E1E1E"/>
    </style:style>
    <style:style style:name="T61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613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61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615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61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617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61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619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62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621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P622" style:parent-style-name="Normal" style:family="paragraph">
      <style:paragraph-properties fo:margin-bottom="0in" style:line-height-at-least="0.1979in" fo:background-color="#1E1E1E"/>
    </style:style>
    <style:style style:name="T62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624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fo:language="en" fo:country="US" style:language-asian="it" style:country-asian="IT"/>
    </style:style>
    <style:style style:name="T62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626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62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628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62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630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63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632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63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634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63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636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63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638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63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640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64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642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P643" style:parent-style-name="Normal" style:family="paragraph">
      <style:paragraph-properties fo:margin-bottom="0in" style:line-height-at-least="0.1979in" fo:background-color="#1E1E1E"/>
    </style:style>
    <style:style style:name="T64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645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style:language-asian="it" style:country-asian="IT"/>
    </style:style>
    <style:style style:name="P646" style:parent-style-name="Normal" style:family="paragraph">
      <style:paragraph-properties fo:margin-bottom="0in" style:line-height-at-least="0.1979in" fo:background-color="#1E1E1E"/>
    </style:style>
    <style:style style:name="T64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it" style:country-asian="IT"/>
    </style:style>
    <style:style style:name="T648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style:language-asian="it" style:country-asian="IT"/>
    </style:style>
    <style:style style:name="T64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it" style:country-asian="IT"/>
    </style:style>
    <style:style style:name="T650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style:language-asian="it" style:country-asian="IT"/>
    </style:style>
    <style:style style:name="P651" style:parent-style-name="Normal" style:family="paragraph">
      <style:paragraph-properties fo:margin-bottom="0in" style:line-height-at-least="0.1979in" fo:background-color="#1E1E1E"/>
    </style:style>
    <style:style style:name="T65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it" style:country-asian="IT"/>
    </style:style>
    <style:style style:name="T653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style:language-asian="it" style:country-asian="IT"/>
    </style:style>
    <style:style style:name="P654" style:parent-style-name="Normal" style:family="paragraph">
      <style:paragraph-properties fo:margin-bottom="0in" style:line-height-at-least="0.1979in" fo:background-color="#070E13"/>
    </style:style>
    <style:style style:name="T655" style:parent-style-name="DefaultParagraphFont" style:family="text">
      <style:text-properties style:font-name="Consolas" style:font-name-asian="Times New Roman" fo:font-style="italic" style:font-style-asian="italic" style:font-style-complex="italic" fo:color="#F7005B" style:letter-kerning="false" fo:font-size="10.5pt" style:font-size-asian="10.5pt" style:font-size-complex="10.5pt" fo:language="en" fo:country="US" style:language-asian="it" style:country-asian="IT"/>
    </style:style>
    <style:style style:name="T65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657" style:parent-style-name="DefaultParagraphFont" style:family="text">
      <style:text-properties style:font-name="Consolas" style:font-name-asian="Times New Roman" fo:font-style="italic" style:font-style-asian="italic" style:font-style-complex="italic" fo:color="#F7005B" style:letter-kerning="false" fo:font-size="10.5pt" style:font-size-asian="10.5pt" style:font-size-complex="10.5pt" fo:language="en" fo:country="US" style:language-asian="it" style:country-asian="IT"/>
    </style:style>
    <style:style style:name="T65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659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660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661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66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663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66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665" style:parent-style-name="DefaultParagraphFont" style:family="text">
      <style:text-properties style:font-name="Consolas" style:font-name-asian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666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667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668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669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670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67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672" style:parent-style-name="DefaultParagraphFont" style:family="text">
      <style:text-properties style:font-name="Consolas" style:font-name-asian="Times New Roman" fo:font-style="italic" style:font-style-asian="italic" style:font-style-complex="italic" fo:color="#EF8354" style:letter-kerning="false" fo:font-size="10.5pt" style:font-size-asian="10.5pt" style:font-size-complex="10.5pt" fo:language="en" fo:country="US" style:language-asian="it" style:country-asian="IT"/>
    </style:style>
    <style:style style:name="T673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674" style:parent-style-name="Normal" style:family="paragraph">
      <style:paragraph-properties fo:margin-bottom="0in" style:line-height-at-least="0.1979in" fo:background-color="#070E13"/>
    </style:style>
    <style:style style:name="T67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676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677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678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679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68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681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682" style:parent-style-name="DefaultParagraphFont" style:family="text">
      <style:text-properties style:font-name="Consolas" style:font-name-asian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683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68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685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68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687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688" style:parent-style-name="DefaultParagraphFont" style:family="text">
      <style:text-properties style:font-name="Consolas" style:font-name-asian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689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690" style:parent-style-name="Normal" style:family="paragraph">
      <style:paragraph-properties fo:margin-bottom="0in" style:line-height-at-least="0.1979in" fo:background-color="#070E13"/>
    </style:style>
    <style:style style:name="T69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692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69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694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695" style:parent-style-name="DefaultParagraphFont" style:family="text">
      <style:text-properties style:font-name="Consolas" style:font-name-asian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696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69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698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699" style:parent-style-name="DefaultParagraphFont" style:family="text">
      <style:text-properties style:font-name="Consolas" style:font-name-asian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700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701" style:parent-style-name="Normal" style:family="paragraph">
      <style:paragraph-properties fo:margin-bottom="0in" style:line-height-at-least="0.1979in" fo:background-color="#070E13"/>
    </style:style>
    <style:style style:name="T70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703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704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70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706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707" style:parent-style-name="DefaultParagraphFont" style:family="text">
      <style:text-properties style:font-name="Consolas" style:font-name-asian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708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709" style:parent-style-name="Normal" style:family="paragraph">
      <style:paragraph-properties fo:margin-bottom="0in" style:line-height-at-least="0.1979in" fo:background-color="#070E13"/>
    </style:style>
    <style:style style:name="T71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711" style:parent-style-name="DefaultParagraphFont" style:family="text">
      <style:text-properties style:font-name="Consolas" style:font-name-asian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712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71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714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71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716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717" style:parent-style-name="Normal" style:family="paragraph">
      <style:paragraph-properties fo:margin-bottom="0in" style:line-height-at-least="0.1979in" fo:background-color="#070E13"/>
    </style:style>
    <style:style style:name="T71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719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720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72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722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723" style:parent-style-name="DefaultParagraphFont" style:family="text">
      <style:text-properties style:font-name="Consolas" style:font-name-asian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724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725" style:parent-style-name="Normal" style:family="paragraph">
      <style:paragraph-properties fo:margin-bottom="0in" style:line-height-at-least="0.1979in" fo:background-color="#070E13"/>
    </style:style>
    <style:style style:name="T72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727" style:parent-style-name="DefaultParagraphFont" style:family="text">
      <style:text-properties style:font-name="Consolas" style:font-name-asian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728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72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730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73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732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733" style:parent-style-name="Normal" style:family="paragraph">
      <style:paragraph-properties fo:margin-bottom="0in" style:line-height-at-least="0.1979in" fo:background-color="#070E13"/>
    </style:style>
    <style:style style:name="T73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735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style:language-asian="it" style:country-asian="IT"/>
    </style:style>
    <style:style style:name="T736" style:parent-style-name="DefaultParagraphFont" style:family="text">
      <style:text-properties style:font-name="Cambria Math" style:font-name-complex="Cambria Math"/>
    </style:style>
    <style:style style:name="P737" style:parent-style-name="Normal" style:family="paragraph">
      <style:paragraph-properties fo:margin-bottom="0in" style:line-height-at-least="0.1979in" fo:background-color="#070E13"/>
    </style:style>
    <style:style style:name="T738" style:parent-style-name="DefaultParagraphFont" style:family="text">
      <style:text-properties style:font-name="Consolas" style:font-name-asian="Times New Roman" fo:font-style="italic" style:font-style-asian="italic" style:font-style-complex="italic" fo:color="#F7005B" style:letter-kerning="false" fo:font-size="10.5pt" style:font-size-asian="10.5pt" style:font-size-complex="10.5pt" fo:language="en" fo:country="US" style:language-asian="it" style:country-asian="IT"/>
    </style:style>
    <style:style style:name="T73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740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741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742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743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74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745" style:parent-style-name="DefaultParagraphFont" style:family="text">
      <style:text-properties style:font-name="Consolas" style:font-name-asian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746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747" style:parent-style-name="Normal" style:family="paragraph">
      <style:paragraph-properties fo:margin-bottom="0in" style:line-height-at-least="0.1979in" fo:background-color="#070E13"/>
    </style:style>
    <style:style style:name="T74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749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750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751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752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75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754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755" style:parent-style-name="Normal" style:family="paragraph">
      <style:paragraph-properties fo:margin-bottom="0in" style:line-height-at-least="0.1979in" fo:background-color="#070E13"/>
    </style:style>
    <style:style style:name="T75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757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758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759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76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761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76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763" style:parent-style-name="DefaultParagraphFont" style:family="text">
      <style:text-properties style:font-name="Consolas" style:font-name-asian="Times New Roman" fo:font-style="italic" style:font-style-asian="italic" style:font-style-complex="italic" fo:color="#75C3A8" style:letter-kerning="false" fo:font-size="10.5pt" style:font-size-asian="10.5pt" style:font-size-complex="10.5pt" fo:language="en" fo:country="US" style:language-asian="it" style:country-asian="IT"/>
    </style:style>
    <style:style style:name="T764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76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766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767" style:parent-style-name="DefaultParagraphFont" style:family="text">
      <style:text-properties style:font-name="Consolas" style:font-name-asian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768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769" style:parent-style-name="Normal" style:family="paragraph">
      <style:paragraph-properties fo:margin-bottom="0in" style:line-height-at-least="0.1979in" fo:background-color="#070E13"/>
    </style:style>
    <style:style style:name="T77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771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772" style:parent-style-name="DefaultParagraphFont" style:family="text">
      <style:text-properties style:font-name="Consolas" style:font-name-asian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773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77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775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776" style:parent-style-name="Normal" style:family="paragraph">
      <style:paragraph-properties fo:margin-bottom="0in" style:line-height-at-least="0.1979in" fo:background-color="#070E13"/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P777" style:parent-style-name="Normal" style:family="paragraph">
      <style:paragraph-properties fo:margin-bottom="0in" style:line-height-at-least="0.1979in" fo:background-color="#070E13"/>
    </style:style>
    <style:style style:name="T77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779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780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781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78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783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78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785" style:parent-style-name="DefaultParagraphFont" style:family="text">
      <style:text-properties style:font-name="Consolas" style:font-name-asian="Times New Roman" fo:font-style="italic" style:font-style-asian="italic" style:font-style-complex="italic" fo:color="#75C3A8" style:letter-kerning="false" fo:font-size="10.5pt" style:font-size-asian="10.5pt" style:font-size-complex="10.5pt" fo:language="en" fo:country="US" style:language-asian="it" style:country-asian="IT"/>
    </style:style>
    <style:style style:name="T786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78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788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789" style:parent-style-name="DefaultParagraphFont" style:family="text">
      <style:text-properties style:font-name="Consolas" style:font-name-asian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790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791" style:parent-style-name="Normal" style:family="paragraph">
      <style:paragraph-properties fo:margin-bottom="0in" style:line-height-at-least="0.1979in" fo:background-color="#070E13"/>
    </style:style>
    <style:style style:name="T79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793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794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795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796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797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798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799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800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801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fo:language="en" fo:country="US" style:language-asian="it" style:country-asian="IT"/>
    </style:style>
    <style:style style:name="T802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80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804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80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806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807" style:parent-style-name="DefaultParagraphFont" style:family="text">
      <style:text-properties style:font-name="Consolas" style:font-name-asian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808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80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810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811" style:parent-style-name="DefaultParagraphFont" style:family="text">
      <style:text-properties style:font-name="Consolas" style:font-name-asian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812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813" style:parent-style-name="Normal" style:family="paragraph">
      <style:paragraph-properties fo:margin-bottom="0in" style:line-height-at-least="0.1979in" fo:background-color="#070E13"/>
    </style:style>
    <style:style style:name="T81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815" style:parent-style-name="DefaultParagraphFont" style:family="text">
      <style:text-properties style:font-name="Consolas" style:font-name-asian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816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81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818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819" style:parent-style-name="DefaultParagraphFont" style:family="text">
      <style:text-properties style:font-name="Consolas" style:font-name-asian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820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821" style:parent-style-name="DefaultParagraphFont" style:family="text">
      <style:text-properties style:font-name="Consolas" style:font-name-asian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822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82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824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825" style:parent-style-name="DefaultParagraphFont" style:family="text">
      <style:text-properties style:font-name="Consolas" style:font-name-asian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826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827" style:parent-style-name="Normal" style:family="paragraph">
      <style:paragraph-properties fo:margin-bottom="0in" style:line-height-at-least="0.1979in" fo:background-color="#070E13"/>
    </style:style>
    <style:style style:name="T82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829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style:language-asian="it" style:country-asian="IT"/>
    </style:style>
    <style:style style:name="P830" style:parent-style-name="Normal" style:family="paragraph">
      <style:paragraph-properties fo:margin-bottom="0in" style:line-height-at-least="0.1979in" fo:background-color="#070E13"/>
    </style:style>
    <style:style style:name="T83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style:language-asian="it" style:country-asian="IT"/>
    </style:style>
    <style:style style:name="T832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style:language-asian="it" style:country-asian="IT"/>
    </style:style>
    <style:style style:name="T83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style:language-asian="it" style:country-asian="IT"/>
    </style:style>
    <style:style style:name="T834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style:language-asian="it" style:country-asian="IT"/>
    </style:style>
    <style:style style:name="P835" style:parent-style-name="Normal" style:family="paragraph">
      <style:paragraph-properties fo:margin-bottom="0in" style:line-height-at-least="0.1979in" fo:background-color="#070E13"/>
    </style:style>
    <style:style style:name="T83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style:language-asian="it" style:country-asian="IT"/>
    </style:style>
    <style:style style:name="T837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style:language-asian="it" style:country-asian="IT"/>
    </style:style>
    <style:style style:name="P838" style:parent-style-name="Normal" style:family="paragraph">
      <style:paragraph-properties fo:margin-bottom="0in" style:line-height-at-least="0.1979in" fo:background-color="#070E13"/>
    </style:style>
    <style:style style:name="T839" style:parent-style-name="DefaultParagraphFont" style:family="text">
      <style:text-properties style:font-name="Consolas" style:font-name-asian="Times New Roman" fo:font-style="italic" style:font-style-asian="italic" style:font-style-complex="italic" fo:color="#F7005B" style:letter-kerning="false" fo:font-size="10.5pt" style:font-size-asian="10.5pt" style:font-size-complex="10.5pt" style:language-asian="it" style:country-asian="IT"/>
    </style:style>
    <style:style style:name="T84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style:language-asian="it" style:country-asian="IT"/>
    </style:style>
    <style:style style:name="T841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style:language-asian="it" style:country-asian="IT"/>
    </style:style>
    <style:style style:name="T84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style:language-asian="it" style:country-asian="IT"/>
    </style:style>
    <style:style style:name="T843" style:parent-style-name="DefaultParagraphFont" style:family="text">
      <style:text-properties style:font-name="Consolas" style:font-name-asian="Times New Roman" fo:color="#46D028" style:letter-kerning="false" fo:font-size="10.5pt" style:font-size-asian="10.5pt" style:font-size-complex="10.5pt" style:language-asian="it" style:country-asian="IT"/>
    </style:style>
    <style:style style:name="T844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style:language-asian="it" style:country-asian="IT"/>
    </style:style>
    <style:style style:name="T845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style:language-asian="it" style:country-asian="IT"/>
    </style:style>
    <style:style style:name="T846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style:language-asian="it" style:country-asian="IT"/>
    </style:style>
    <style:style style:name="T847" style:parent-style-name="DefaultParagraphFont" style:family="text">
      <style:text-properties style:font-name="Consolas" style:font-name-asian="Times New Roman" fo:font-style="italic" style:font-style-asian="italic" style:font-style-complex="italic" fo:color="#40B4BB" style:letter-kerning="false" fo:font-size="10.5pt" style:font-size-asian="10.5pt" style:font-size-complex="10.5pt" style:language-asian="it" style:country-asian="IT"/>
    </style:style>
    <style:style style:name="T848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style:language-asian="it" style:country-asian="IT"/>
    </style:style>
    <style:style style:name="T84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style:language-asian="it" style:country-asian="IT"/>
    </style:style>
    <style:style style:name="T850" style:parent-style-name="DefaultParagraphFont" style:family="text">
      <style:text-properties style:font-name="Consolas" style:font-name-asian="Times New Roman" fo:font-style="italic" style:font-style-asian="italic" style:font-style-complex="italic" fo:color="#EF8354" style:letter-kerning="false" fo:font-size="10.5pt" style:font-size-asian="10.5pt" style:font-size-complex="10.5pt" style:language-asian="it" style:country-asian="IT"/>
    </style:style>
    <style:style style:name="T851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style:language-asian="it" style:country-asian="IT"/>
    </style:style>
    <style:style style:name="P852" style:parent-style-name="Normal" style:family="paragraph">
      <style:paragraph-properties fo:margin-bottom="0in" style:line-height-at-least="0.1979in" fo:background-color="#070E13"/>
    </style:style>
    <style:style style:name="T85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style:language-asian="it" style:country-asian="IT"/>
    </style:style>
    <style:style style:name="T854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855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85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857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85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859" style:parent-style-name="DefaultParagraphFont" style:family="text">
      <style:text-properties style:font-name="Consolas" style:font-name-asian="Times New Roman" fo:color="#A100DF" style:letter-kerning="false" fo:font-size="10.5pt" style:font-size-asian="10.5pt" style:font-size-complex="10.5pt" fo:language="en" fo:country="US" style:language-asian="it" style:country-asian="IT"/>
    </style:style>
    <style:style style:name="T860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861" style:parent-style-name="Normal" style:family="paragraph">
      <style:paragraph-properties fo:margin-bottom="0in" style:line-height-at-least="0.1979in" fo:background-color="#070E13"/>
    </style:style>
    <style:style style:name="T86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863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86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865" style:parent-style-name="DefaultParagraphFont" style:family="text">
      <style:text-properties style:font-name="Consolas" style:font-name-asian="Times New Roman" fo:color="#A100DF" style:letter-kerning="false" fo:font-size="10.5pt" style:font-size-asian="10.5pt" style:font-size-complex="10.5pt" fo:language="en" fo:country="US" style:language-asian="it" style:country-asian="IT"/>
    </style:style>
    <style:style style:name="T866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867" style:parent-style-name="Normal" style:family="paragraph">
      <style:paragraph-properties fo:margin-bottom="0in" style:line-height-at-least="0.1979in" fo:background-color="#070E13"/>
    </style:style>
    <style:style style:name="T86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869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870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871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872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87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874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875" style:parent-style-name="DefaultParagraphFont" style:family="text">
      <style:text-properties style:font-name="Consolas" style:font-name-asian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876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87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878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87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880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881" style:parent-style-name="DefaultParagraphFont" style:family="text">
      <style:text-properties style:font-name="Consolas" style:font-name-asian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882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883" style:parent-style-name="Normal" style:family="paragraph">
      <style:paragraph-properties fo:margin-bottom="0in" style:line-height-at-least="0.1979in" fo:background-color="#070E13"/>
    </style:style>
    <style:style style:name="T88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885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88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887" style:parent-style-name="DefaultParagraphFont" style:family="text">
      <style:text-properties style:font-name="Consolas" style:font-name-asian="Times New Roman" fo:color="#A100DF" style:letter-kerning="false" fo:font-size="10.5pt" style:font-size-asian="10.5pt" style:font-size-complex="10.5pt" fo:language="en" fo:country="US" style:language-asian="it" style:country-asian="IT"/>
    </style:style>
    <style:style style:name="T888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889" style:parent-style-name="Normal" style:family="paragraph">
      <style:paragraph-properties fo:margin-bottom="0in" style:line-height-at-least="0.1979in" fo:background-color="#070E13"/>
    </style:style>
    <style:style style:name="T89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891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89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893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894" style:parent-style-name="DefaultParagraphFont" style:family="text">
      <style:text-properties style:font-name="Consolas" style:font-name-asian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895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896" style:parent-style-name="DefaultParagraphFont" style:family="text">
      <style:text-properties style:font-name="Consolas" style:font-name-asian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897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89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899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90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901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90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903" style:parent-style-name="DefaultParagraphFont" style:family="text">
      <style:text-properties style:font-name="Consolas" style:font-name-asian="Times New Roman" fo:color="#46D028" style:letter-kerning="false" fo:font-size="10.5pt" style:font-size-asian="10.5pt" style:font-size-complex="10.5pt" fo:language="en" fo:country="US" style:language-asian="it" style:country-asian="IT"/>
    </style:style>
    <style:style style:name="T904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90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906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90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908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T90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910" style:parent-style-name="DefaultParagraphFont" style:family="text">
      <style:text-properties style:font-name="Consolas" style:font-name-asian="Times New Roman" fo:color="#F7005B" style:letter-kerning="false" fo:font-size="10.5pt" style:font-size-asian="10.5pt" style:font-size-complex="10.5pt" fo:language="en" fo:country="US" style:language-asian="it" style:country-asian="IT"/>
    </style:style>
    <style:style style:name="T91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912" style:parent-style-name="DefaultParagraphFont" style:family="text">
      <style:text-properties style:font-name="Consolas" style:font-name-asian="Times New Roman" fo:color="#A100DF" style:letter-kerning="false" fo:font-size="10.5pt" style:font-size-asian="10.5pt" style:font-size-complex="10.5pt" fo:language="en" fo:country="US" style:language-asian="it" style:country-asian="IT"/>
    </style:style>
    <style:style style:name="T913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fo:language="en" fo:country="US" style:language-asian="it" style:country-asian="IT"/>
    </style:style>
    <style:style style:name="P914" style:parent-style-name="Normal" style:family="paragraph">
      <style:paragraph-properties fo:margin-bottom="0in" style:line-height-at-least="0.1979in" fo:background-color="#070E13"/>
    </style:style>
    <style:style style:name="T91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 fo:language="en" fo:country="US" style:language-asian="it" style:country-asian="IT"/>
    </style:style>
    <style:style style:name="T916" style:parent-style-name="DefaultParagraphFont" style:family="text">
      <style:text-properties style:font-name="Consolas" style:font-name-asian="Times New Roman" fo:color="#75C3A8" style:letter-kerning="false" fo:font-size="10.5pt" style:font-size-asian="10.5pt" style:font-size-complex="10.5pt" style:language-asian="it" style:country-asian="IT"/>
    </style:style>
    <style:style style:name="P917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918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fo:language="en" fo:country="US" style:language-asian="it" style:country-asian="IT"/>
    </style:style>
    <style:style style:name="T91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920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92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922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92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924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P925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92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927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92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929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93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931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93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933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fo:language="en" fo:country="US" style:language-asian="it" style:country-asian="IT"/>
    </style:style>
    <style:style style:name="T93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935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93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937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P938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93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940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fo:language="en" fo:country="US" style:language-asian="it" style:country-asian="IT"/>
    </style:style>
    <style:style style:name="T94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942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943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fo:language="en" fo:country="US" style:language-asian="it" style:country-asian="IT"/>
    </style:style>
    <style:style style:name="T944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94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946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94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948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fo:language="en" fo:country="US" style:language-asian="it" style:country-asian="IT"/>
    </style:style>
    <style:style style:name="T94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950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P951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95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953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95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955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95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957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P958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95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960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96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962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96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964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96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966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fo:language="en" fo:country="US" style:language-asian="it" style:country-asian="IT"/>
    </style:style>
    <style:style style:name="T967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96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969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97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971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P972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97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974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97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976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97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978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P979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98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981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fo:language="en" fo:country="US" style:language-asian="it" style:country-asian="IT"/>
    </style:style>
    <style:style style:name="T98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983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98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985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98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987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98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989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P990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99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992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99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994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99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996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T99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998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P999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00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1001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P1002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00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1004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 fo:language="en" fo:country="US" style:language-asian="it" style:country-asian="IT"/>
    </style:style>
    <style:style style:name="T100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1006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fo:language="en" fo:country="US" style:language-asian="it" style:country-asian="IT"/>
    </style:style>
    <style:style style:name="P1007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00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it" style:country-asian="IT"/>
    </style:style>
    <style:style style:name="T1009" style:parent-style-name="DefaultParagraphFont" style:family="text">
      <style:text-properties style:font-name="Consolas" style:font-name-asian="Times New Roman" fo:color="#DCDCDC" style:letter-kerning="false" fo:font-size="10.5pt" style:font-size-asian="10.5pt" style:font-size-complex="10.5pt" style:language-asian="it" style:country-asian="IT"/>
    </style:style>
  </office:automatic-styles>
  <office:body>
    <office:text text:use-soft-page-breaks="true">
      <text:p text:style-name="P1">Esercizio II Parziale 2022-2023</text:p>
      <text:p text:style-name="Normal">Esercizio 1</text:p>
      <text:p text:style-name="Normal">Realizzare un metodo costruttore della classe LinkedBinaryTree&lt;E&gt;</text:p>
      <text:p text:style-name="P2">public LinkedBinaryTree (List&lt;E&gt; list)</text:p>
      <text:p text:style-name="Normal">che prende in input una lista di oggetti di tipo E e costruisce un nuovo</text:p>
      <text:p text:style-name="Normal">albero binario come una catena lineare tale che ogni nodo ha esattamente</text:p>
      <text:p text:style-name="Normal">un figlio e l’oggetto in posizione i nella lista è collocato nel nodo di livello i</text:p>
      <text:p text:style-name="Normal">dell’albero. In fase di costruzione dell’albero, si assuma che per ogni nodo</text:p>
      <text:p text:style-name="Normal">la probabilità di avere un figlio sinistro (rispettivamente destro) sia ½.</text:p>
      <text:p text:style-name="P3"><text:span text:style-name="T4">public</text:span><text:span text:style-name="T5"><text:s/></text:span><text:span text:style-name="T6">LinkedBinaryTree</text:span><text:span text:style-name="T7">(</text:span><text:span text:style-name="T8">List</text:span><text:span text:style-name="T9">&lt;</text:span><text:span text:style-name="T10">E</text:span><text:span text:style-name="T11">&gt;</text:span><text:span text:style-name="T12"><text:s/></text:span><text:span text:style-name="T13">list</text:span><text:span text:style-name="T14">){</text:span></text:p>
      <text:p text:style-name="P15"/>
      <text:p text:style-name="P16"><text:span text:style-name="T17">        root<text:s/></text:span><text:span text:style-name="T18">=</text:span><text:span text:style-name="T19"><text:s/></text:span><text:span text:style-name="T20">new</text:span><text:span text:style-name="T21"><text:s/></text:span><text:span text:style-name="T22">Node</text:span><text:span text:style-name="T23">&lt;</text:span><text:span text:style-name="T24">E</text:span><text:span text:style-name="T25">&gt;(</text:span><text:span text:style-name="T26">list</text:span><text:span text:style-name="T27">.</text:span><text:span text:style-name="T28">get</text:span><text:span text:style-name="T29">(</text:span><text:span text:style-name="T30">0</text:span><text:span text:style-name="T31">));</text:span></text:p>
      <text:p text:style-name="P32"><text:span text:style-name="T33">       <text:s/></text:span><text:span text:style-name="T34">Random</text:span><text:span text:style-name="T35"><text:s/>rand<text:s/></text:span><text:span text:style-name="T36">=</text:span><text:span text:style-name="T37"><text:s/></text:span><text:span text:style-name="T38">new</text:span><text:span text:style-name="T39"><text:s/></text:span><text:span text:style-name="T40">Random</text:span><text:span text:style-name="T41">();</text:span></text:p>
      <text:p text:style-name="P42"><text:span text:style-name="T43">       <text:s/></text:span><text:span text:style-name="T44">int</text:span><text:span text:style-name="T45"><text:s/>x</text:span><text:span text:style-name="T46">;</text:span></text:p>
      <text:p text:style-name="P47"><text:span text:style-name="T48">       <text:s/></text:span><text:span text:style-name="T49">Node</text:span><text:span text:style-name="T50">&lt;</text:span><text:span text:style-name="T51">E</text:span><text:span text:style-name="T52">&gt;</text:span><text:span text:style-name="T53"><text:s/>current<text:s/></text:span><text:span text:style-name="T54">=</text:span><text:span text:style-name="T55"><text:s/>root</text:span><text:span text:style-name="T56">;</text:span></text:p>
      <text:p text:style-name="P57"><text:span text:style-name="T58">       <text:s/></text:span><text:span text:style-name="T59">//se x è 0 figlio sinistro altrimenti destro</text:span></text:p>
      <text:p text:style-name="P60"><text:span text:style-name="T61">       <text:s/></text:span><text:span text:style-name="T62">for</text:span><text:span text:style-name="T63">(</text:span><text:span text:style-name="T64">int</text:span><text:span text:style-name="T65"><text:s/>i<text:s/></text:span><text:span text:style-name="T66">=</text:span><text:span text:style-name="T67"><text:s/></text:span><text:span text:style-name="T68">1</text:span><text:span text:style-name="T69">;</text:span><text:span text:style-name="T70"><text:s/>i<text:s/></text:span><text:span text:style-name="T71">&lt;</text:span><text:span text:style-name="T72"><text:s/>list</text:span><text:span text:style-name="T73">.</text:span><text:span text:style-name="T74">size</text:span><text:span text:style-name="T75">();</text:span><text:span text:style-name="T76"><text:s/>i</text:span><text:span text:style-name="T77">++</text:span><text:span text:style-name="T78">){</text:span></text:p>
      <text:p text:style-name="P79"><text:span text:style-name="T80">            x<text:s/></text:span><text:span text:style-name="T81">=</text:span><text:span text:style-name="T82"><text:s/>rand</text:span><text:span text:style-name="T83">.</text:span><text:span text:style-name="T84">nextInt</text:span><text:span text:style-name="T85">(</text:span><text:span text:style-name="T86">2</text:span><text:span text:style-name="T87">);</text:span></text:p>
      <text:p text:style-name="P88"><text:span text:style-name="T89">           <text:s/></text:span><text:span text:style-name="T90">if</text:span><text:span text:style-name="T91">(</text:span><text:span text:style-name="T92">x<text:s/></text:span><text:span text:style-name="T93">==</text:span><text:span text:style-name="T94"><text:s/></text:span><text:span text:style-name="T95">0</text:span><text:span text:style-name="T96">){</text:span></text:p>
      <text:p text:style-name="P97"/>
      <text:p text:style-name="P98"><text:span text:style-name="T99">                current</text:span><text:span text:style-name="T100">.</text:span><text:span text:style-name="T101">setLeft</text:span><text:span text:style-name="T102">(</text:span><text:span text:style-name="T103">new</text:span><text:span text:style-name="T104"><text:s/></text:span><text:span text:style-name="T105">Node</text:span><text:span text:style-name="T106">&lt;</text:span><text:span text:style-name="T107">E</text:span><text:span text:style-name="T108">&gt;(</text:span><text:span text:style-name="T109">list</text:span><text:span text:style-name="T110">.</text:span><text:span text:style-name="T111">get</text:span><text:span text:style-name="T112">(</text:span><text:span text:style-name="T113">i</text:span><text:span text:style-name="T114">)));</text:span></text:p>
      <text:p text:style-name="P115"><text:span text:style-name="T116">                current<text:s/></text:span><text:span text:style-name="T117">=</text:span><text:span text:style-name="T118"><text:s/>current</text:span><text:span text:style-name="T119">.</text:span><text:span text:style-name="T120">left</text:span><text:span text:style-name="T121">;</text:span></text:p>
      <text:p text:style-name="P122">               <text:s/></text:p>
      <text:p text:style-name="P123"><text:span text:style-name="T124">           <text:s/></text:span><text:span text:style-name="T125">}</text:span></text:p>
      <text:p text:style-name="P126"><text:span text:style-name="T127">           <text:s/></text:span><text:span text:style-name="T128">else</text:span><text:span text:style-name="T129">{</text:span></text:p>
      <text:p text:style-name="P130"><text:span text:style-name="T131">                current</text:span><text:span text:style-name="T132">.</text:span><text:span text:style-name="T133">setRight</text:span><text:span text:style-name="T134">(</text:span><text:span text:style-name="T135">new</text:span><text:span text:style-name="T136"><text:s/></text:span><text:span text:style-name="T137">Node</text:span><text:span text:style-name="T138">&lt;</text:span><text:span text:style-name="T139">E</text:span><text:span text:style-name="T140">&gt;(</text:span><text:span text:style-name="T141">list</text:span><text:span text:style-name="T142">.</text:span><text:span text:style-name="T143">get</text:span><text:span text:style-name="T144">(</text:span><text:span text:style-name="T145">i</text:span><text:span text:style-name="T146">)));</text:span></text:p>
      <text:p text:style-name="P147"><text:span text:style-name="T148">               <text:s/></text:span><text:span text:style-name="T149">current<text:s/></text:span><text:span text:style-name="T150">=</text:span><text:span text:style-name="T151"><text:s/>current</text:span><text:span text:style-name="T152">.</text:span><text:span text:style-name="T153">right</text:span><text:span text:style-name="T154">;</text:span></text:p>
      <text:p text:style-name="P155"><text:span text:style-name="T156">           <text:s/></text:span><text:span text:style-name="T157">}</text:span></text:p>
      <text:p text:style-name="P158">           <text:s/></text:p>
      <text:p text:style-name="P159"><text:span text:style-name="T160">       <text:s/></text:span><text:span text:style-name="T161">}</text:span></text:p>
      <text:p text:style-name="P162">   <text:s/></text:p>
      <text:p text:style-name="P163"><text:span text:style-name="T164">   <text:s/></text:span><text:span text:style-name="T165">}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Esercizio 2</text:p>
      <text:p text:style-name="Normal">Implementare la classe UndirectedUnweightedNetwork&lt;Vertex&gt; come</text:p>
      <text:p text:style-name="Normal">sottoclasse della classe UnweightedNetwork&lt;Vertex&gt; per rappresentare</text:p>
      <text:p text:style-name="Normal">grafi non orientati e non pesati.</text:p>
      <text:p text:style-name="P166"/>
      <text:p text:style-name="P167"><text:span text:style-name="T168">public</text:span><text:span text:style-name="T169"><text:s/></text:span><text:span text:style-name="T170">class</text:span><text:span text:style-name="T171"><text:s/></text:span><text:span text:style-name="T172">UndirectedUnweightedNetwork</text:span><text:span text:style-name="T173">&lt;</text:span><text:span text:style-name="T174">Vertex</text:span><text:span text:style-name="T175">&gt;</text:span><text:span text:style-name="T176"><text:s/></text:span><text:span text:style-name="T177">extends</text:span><text:span text:style-name="T178"><text:s/></text:span><text:span text:style-name="T179">UnweightedNetwork</text:span><text:span text:style-name="T180">&lt;</text:span><text:span text:style-name="T181">Vertex</text:span><text:span text:style-name="T182">&gt;{</text:span></text:p>
      <text:p text:style-name="P183"><text:span text:style-name="T184">   <text:s/></text:span><text:span text:style-name="T185">@</text:span><text:span text:style-name="T186">Override</text:span></text:p>
      <text:p text:style-name="P187"><text:span text:style-name="T188">   <text:s/></text:span><text:span text:style-name="T189">public</text:span><text:span text:style-name="T190"><text:s/></text:span><text:span text:style-name="T191">boolean</text:span><text:span text:style-name="T192"><text:s/></text:span><text:span text:style-name="T193">equals</text:span><text:span text:style-name="T194"><text:s/></text:span><text:span text:style-name="T195">(</text:span><text:span text:style-name="T196">Object</text:span><text:span text:style-name="T197"><text:s/></text:span><text:span text:style-name="T198">obj</text:span><text:span text:style-name="T199">)</text:span></text:p>
      <text:p text:style-name="P200"><text:span text:style-name="T201">   <text:s/></text:span><text:span text:style-name="T202">{</text:span></text:p>
      <text:p text:style-name="P203"><text:span text:style-name="T204">       <text:s/></text:span><text:span text:style-name="T205">if</text:span><text:span text:style-name="T206"><text:s/></text:span><text:span text:style-name="T207">((</text:span><text:span text:style-name="T208">obj<text:s/></text:span><text:span text:style-name="T209">==</text:span><text:span text:style-name="T210"><text:s/></text:span><text:span text:style-name="T211">null</text:span><text:span text:style-name="T212">)</text:span><text:span text:style-name="T213"><text:s/></text:span><text:span text:style-name="T214">||</text:span><text:span text:style-name="T215"><text:s/></text:span><text:span text:style-name="T216">!</text:span><text:span text:style-name="T217">(</text:span><text:span text:style-name="T218">obj<text:s/></text:span><text:span text:style-name="T219">instanceof</text:span><text:span text:style-name="T220"><text:s/></text:span><text:span text:style-name="T221">UndirectedUnweightedNetwork</text:span><text:span text:style-name="T222">&lt;?&gt;</text:span><text:span text:style-name="T223">))</text:span></text:p>
      <text:p text:style-name="P224"><text:span text:style-name="T225">           <text:s/></text:span><text:span text:style-name="T226">return</text:span><text:span text:style-name="T227"><text:s/></text:span><text:span text:style-name="T228">false</text:span><text:span text:style-name="T229">;</text:span></text:p>
      <text:p text:style-name="P230"><text:span text:style-name="T231">       <text:s/></text:span><text:span text:style-name="T232">UndirectedUnweightedNetwork</text:span><text:span text:style-name="T233">&lt;</text:span><text:span text:style-name="T234">?</text:span><text:span text:style-name="T235">&gt;</text:span><text:span text:style-name="T236"><text:s/>other<text:s/></text:span><text:span text:style-name="T237">=</text:span><text:span text:style-name="T238"><text:s/></text:span><text:span text:style-name="T239">(</text:span><text:span text:style-name="T240">UndirectedUnweightedNetwork</text:span><text:span text:style-name="T241">&lt;?&gt;</text:span><text:span text:style-name="T242">)</text:span><text:span text:style-name="T243">obj</text:span><text:span text:style-name="T244">;</text:span></text:p>
      <text:p text:style-name="P245"><text:span text:style-name="T246">       <text:s/></text:span><text:span text:style-name="T247">return</text:span><text:span text:style-name="T248"><text:s/>adjacencyMap</text:span><text:span text:style-name="T249">.</text:span><text:span text:style-name="T250">equals</text:span><text:span text:style-name="T251"><text:s/></text:span><text:span text:style-name="T252">(</text:span><text:span text:style-name="T253">other</text:span><text:span text:style-name="T254">.</text:span><text:span text:style-name="T255">adjacencyMap</text:span><text:span text:style-name="T256">);</text:span></text:p>
      <text:p text:style-name="P257"><text:span text:style-name="T258">   <text:s/></text:span><text:span text:style-name="T259">}</text:span></text:p>
      <text:p text:style-name="P260"><text:span text:style-name="T261">   <text:s/></text:span><text:span text:style-name="T262">@</text:span><text:span text:style-name="T263">Override</text:span></text:p>
      <text:p text:style-name="P264"><text:span text:style-name="T265">   <text:s/></text:span><text:span text:style-name="T266">public</text:span><text:span text:style-name="T267"><text:s/></text:span><text:span text:style-name="T268">int</text:span><text:span text:style-name="T269"><text:s/></text:span><text:span text:style-name="T270">edgeSize</text:span><text:span text:style-name="T271">(){</text:span></text:p>
      <text:p text:style-name="P272"><text:span text:style-name="T273">       <text:s/></text:span><text:span text:style-name="T274">return</text:span><text:span text:style-name="T275"><text:s/></text:span><text:span text:style-name="T276">super</text:span><text:span text:style-name="T277">.</text:span><text:span text:style-name="T278">edgeSize</text:span><text:span text:style-name="T279">()</text:span><text:span text:style-name="T280">/</text:span><text:span text:style-name="T281">2</text:span><text:span text:style-name="T282">;</text:span></text:p>
      <text:p text:style-name="P283"><text:span text:style-name="T284">   <text:s/></text:span><text:span text:style-name="T285">}</text:span></text:p>
      <text:p text:style-name="P286"><text:span text:style-name="T287">   <text:s/></text:span><text:span text:style-name="T288">@</text:span><text:span text:style-name="T289">Override</text:span></text:p>
      <text:p text:style-name="P290"><text:span text:style-name="T291">   <text:s/></text:span><text:span text:style-name="T292">public</text:span><text:span text:style-name="T293"><text:s/></text:span><text:span text:style-name="T294">boolean</text:span><text:span text:style-name="T295"><text:s/></text:span><text:span text:style-name="T296">addEdge</text:span><text:span text:style-name="T297"><text:s/></text:span><text:span text:style-name="T298">(</text:span><text:span text:style-name="T299">Vertex</text:span><text:span text:style-name="T300"><text:s/></text:span><text:span text:style-name="T301">v1</text:span><text:span text:style-name="T302">,</text:span><text:span text:style-name="T303"><text:s/></text:span><text:span text:style-name="T304">Vertex</text:span><text:span text:style-name="T305"><text:s/></text:span><text:span text:style-name="T306">v2</text:span><text:span text:style-name="T307">)</text:span></text:p>
      <text:p text:style-name="P308"><text:span text:style-name="T309">   <text:s/></text:span><text:span text:style-name="T310">{</text:span></text:p>
      <text:p text:style-name="P311"><text:span text:style-name="T312">       <text:s/></text:span><text:span text:style-name="T313">return</text:span><text:span text:style-name="T314"><text:s/></text:span><text:span text:style-name="T315">super</text:span><text:span text:style-name="T316">.</text:span><text:span text:style-name="T317">addEdge</text:span><text:span text:style-name="T318">(</text:span><text:span text:style-name="T319">v1</text:span><text:span text:style-name="T320">,</text:span><text:span text:style-name="T321">v2</text:span><text:span text:style-name="T322">)</text:span><text:span text:style-name="T323"><text:s/></text:span><text:span text:style-name="T324">&amp;&amp;</text:span><text:span text:style-name="T325"><text:s/> </text:span><text:span text:style-name="T326">super</text:span><text:span text:style-name="T327">.</text:span><text:span text:style-name="T328">addEdge</text:span><text:span text:style-name="T329">(</text:span><text:span text:style-name="T330">v2</text:span><text:span text:style-name="T331">,</text:span><text:span text:style-name="T332">v1</text:span><text:span text:style-name="T333">);</text:span></text:p>
      <text:p text:style-name="P334"><text:span text:style-name="T335">   <text:s/></text:span><text:span text:style-name="T336">}</text:span></text:p>
      <text:p text:style-name="P337"/>
      <text:p text:style-name="P338"><text:span text:style-name="T339">   <text:s/></text:span><text:span text:style-name="T340">public</text:span><text:span text:style-name="T341"><text:s/></text:span><text:span text:style-name="T342">boolean</text:span><text:span text:style-name="T343"><text:s/></text:span><text:span text:style-name="T344">removeEdge</text:span><text:span text:style-name="T345">(</text:span><text:span text:style-name="T346">Vertex</text:span><text:span text:style-name="T347"><text:s/></text:span><text:span text:style-name="T348">v1</text:span><text:span text:style-name="T349">,</text:span><text:span text:style-name="T350"><text:s/></text:span><text:span text:style-name="T351">Vertex</text:span><text:span text:style-name="T352"><text:s/></text:span><text:span text:style-name="T353">v2</text:span><text:span text:style-name="T354">){</text:span></text:p>
      <text:p text:style-name="P355"><text:span text:style-name="T356">       <text:s/></text:span><text:span text:style-name="T357">return</text:span><text:span text:style-name="T358"><text:s/></text:span><text:span text:style-name="T359">super</text:span><text:span text:style-name="T360">.</text:span><text:span text:style-name="T361">removeEdge</text:span><text:span text:style-name="T362">(</text:span><text:span text:style-name="T363">v1</text:span><text:span text:style-name="T364">,</text:span><text:span text:style-name="T365">v2</text:span><text:span text:style-name="T366">)</text:span><text:span text:style-name="T367"><text:s/></text:span><text:span text:style-name="T368">&amp;&amp;</text:span><text:span text:style-name="T369"><text:s/></text:span><text:span text:style-name="T370">super</text:span><text:span text:style-name="T371">.</text:span><text:span text:style-name="T372">removeEdge</text:span><text:span text:style-name="T373">(</text:span><text:span text:style-name="T374">v2</text:span><text:span text:style-name="T375">,</text:span><text:span text:style-name="T376">v1</text:span><text:span text:style-name="T377">);</text:span></text:p>
      <text:p text:style-name="P378"><text:span text:style-name="T379">   <text:s/></text:span><text:span text:style-name="T380">}</text:span></text:p>
      <text:p text:style-name="P381"><text:span text:style-name="T382">   <text:s/></text:span><text:span text:style-name="T383">public</text:span><text:span text:style-name="T384"><text:s/></text:span><text:span text:style-name="T385">boolean</text:span><text:span text:style-name="T386"><text:s/></text:span><text:span text:style-name="T387">isConnected</text:span><text:span text:style-name="T388">()</text:span></text:p>
      <text:p text:style-name="P389"><text:span text:style-name="T390">   <text:s/></text:span><text:span text:style-name="T391">{</text:span></text:p>
      <text:p text:style-name="P392"><text:span text:style-name="T393">           <text:s/></text:span><text:span text:style-name="T394">// Count the vertices reachable from v.</text:span></text:p>
      <text:p text:style-name="P395"><text:span text:style-name="T396">           <text:s/></text:span><text:span text:style-name="T397">Vertex</text:span><text:span text:style-name="T398"><text:s/>v<text:s/></text:span><text:span text:style-name="T399">=</text:span><text:span text:style-name="T400"><text:s/>adjacencyMap</text:span><text:span text:style-name="T401">.</text:span><text:span text:style-name="T402">firstKey</text:span><text:span text:style-name="T403">();</text:span></text:p>
      <text:p text:style-name="P404"><text:span text:style-name="T405">           <text:s/></text:span><text:span text:style-name="T406">Iterator</text:span><text:span text:style-name="T407">&lt;</text:span><text:span text:style-name="T408">Vertex</text:span><text:span text:style-name="T409">&gt;</text:span><text:span text:style-name="T410"><text:s/>itr<text:s/></text:span><text:span text:style-name="T411">=</text:span><text:span text:style-name="T412"><text:s/></text:span><text:span text:style-name="T413">new</text:span><text:span text:style-name="T414"><text:s/></text:span><text:span text:style-name="T415">BreadthFirstIterator<text:s/></text:span><text:span text:style-name="T416">(</text:span><text:span text:style-name="T417">v</text:span><text:span text:style-name="T418">);</text:span></text:p>
      <text:p text:style-name="P419"><text:span text:style-name="T420">           <text:s/></text:span><text:span text:style-name="T421">int</text:span><text:span text:style-name="T422"><text:s/>count<text:s/></text:span><text:span text:style-name="T423">=</text:span><text:span text:style-name="T424"><text:s/></text:span><text:span text:style-name="T425">0</text:span><text:span text:style-name="T426">;</text:span></text:p>
      <text:p text:style-name="P427"><text:span text:style-name="T428">           <text:s/></text:span><text:span text:style-name="T429">while</text:span><text:span text:style-name="T430"><text:s/></text:span><text:span text:style-name="T431">(</text:span><text:span text:style-name="T432">itr</text:span><text:span text:style-name="T433">.</text:span><text:span text:style-name="T434">hasNext</text:span><text:span text:style-name="T435">())</text:span></text:p>
      <text:p text:style-name="P436"><text:span text:style-name="T437">           <text:s/></text:span><text:span text:style-name="T438">{</text:span></text:p>
      <text:p text:style-name="P439"><text:span text:style-name="T440">                itr</text:span><text:span text:style-name="T441">.</text:span><text:span text:style-name="T442">next</text:span><text:span text:style-name="T443">();</text:span></text:p>
      <text:p text:style-name="P444"><text:span text:style-name="T445">                count</text:span><text:span text:style-name="T446">++</text:span><text:span text:style-name="T447">;</text:span></text:p>
      <text:p text:style-name="P448"><text:span text:style-name="T449">           <text:s/></text:span><text:span text:style-name="T450">}</text:span><text:span text:style-name="T451"><text:s/></text:span><text:span text:style-name="T452">// while</text:span></text:p>
      <text:p text:style-name="P453"><text:span text:style-name="T454">           <text:s/></text:span><text:span text:style-name="T455">if</text:span><text:span text:style-name="T456"><text:s/></text:span><text:span text:style-name="T457">(</text:span><text:span text:style-name="T458">count<text:s/></text:span><text:span text:style-name="T459">&lt;</text:span><text:span text:style-name="T460"><text:s/>adjacencyMap</text:span><text:span text:style-name="T461">.</text:span><text:span text:style-name="T462">size</text:span><text:span text:style-name="T463">())</text:span></text:p>
      <text:p text:style-name="P464"><text:span text:style-name="T465">               <text:s/></text:span><text:span text:style-name="T466">return</text:span><text:span text:style-name="T467"><text:s/></text:span><text:span text:style-name="T468">false</text:span><text:span text:style-name="T469">;</text:span></text:p>
      <text:p text:style-name="P470"><text:span text:style-name="T471">           <text:s/></text:span><text:span text:style-name="T472">return</text:span><text:span text:style-name="T473"><text:s/></text:span><text:span text:style-name="T474">true</text:span><text:span text:style-name="T475">;</text:span></text:p>
      <text:p text:style-name="P476"><text:span text:style-name="T477">   <text:s/></text:span><text:span text:style-name="T478">}</text:span><text:span text:style-name="T479"><text:s/></text:span></text:p>
      <text:p text:style-name="P480"><text:span text:style-name="T481">}</text:span></text:p>
      <text:p text:style-name="P482"/>
      <text:p text:style-name="P483"/>
      <text:p text:style-name="P484"/>
      <text:soft-page-break/>
      <text:p text:style-name="P485">I Appello 2022-2023</text:p>
      <text:p text:style-name="Normal">Esercizio 3</text:p>
      <text:p text:style-name="Normal">Aggiungere alla classe UndirectedNetwork&lt;&gt; un metodo</text:p>
      <text:p text:style-name="P486">public UndirectedNetwork&lt;Vertex&gt; complementary()</text:p>
      <text:p text:style-name="Normal">che restituisce una nuova istanza di tipo UndirectedNetwork&lt;Vertex&gt; che rappresenta il grafo</text:p>
      <text:p text:style-name="Normal">“complementare” al grafo corrente (assegnare peso unitario a tutti gli archi).</text:p>
      <text:p text:style-name="Normal">Dato un grafo G = (V, E), il uso grafo complementare ha gli stessi nodi di G, ma contiene solo gli archi che non sono presenti in G.</text:p>
      <text:p text:style-name="P487"><text:span text:style-name="T488">public</text:span><text:span text:style-name="T489"><text:s/>UndirectedNetwork</text:span><text:span text:style-name="T490">&lt;</text:span><text:span text:style-name="T491">Vertex</text:span><text:span text:style-name="T492">&gt;</text:span><text:span text:style-name="T493"><text:s/>complementary</text:span><text:span text:style-name="T494">()</text:span><text:span text:style-name="T495"><text:s/></text:span><text:span text:style-name="T496">{</text:span></text:p>
      <text:p text:style-name="P497"><text:span text:style-name="T498"><text:s text:c="8"/> UndirectedNetwork</text:span><text:span text:style-name="T499">&lt;</text:span><text:span text:style-name="T500">Vertex</text:span><text:span text:style-name="T501">&gt;</text:span><text:span text:style-name="T502"><text:s/>compGraph<text:s/></text:span><text:span text:style-name="T503">=</text:span><text:span text:style-name="T504"><text:s/></text:span><text:span text:style-name="T505">new</text:span><text:span text:style-name="T506"><text:s/>UndirectedNetwork</text:span><text:span text:style-name="T507">&lt;</text:span><text:span text:style-name="T508">Vertex</text:span><text:span text:style-name="T509">&gt;();</text:span></text:p>
      <text:p text:style-name="P510"><text:span text:style-name="T511"><text:s text:c="8"/> TreeMap</text:span><text:span text:style-name="T512">&lt;</text:span><text:span text:style-name="T513">Vertex</text:span><text:span text:style-name="T514">,</text:span><text:span text:style-name="T515">Double</text:span><text:span text:style-name="T516">&gt;</text:span><text:span text:style-name="T517"><text:s/>NMap</text:span><text:span text:style-name="T518">;</text:span></text:p>
      <text:p text:style-name="P519"><text:span text:style-name="T520"><text:s text:c="8"/> Set</text:span><text:span text:style-name="T521">&lt;</text:span><text:span text:style-name="T522">Vertex</text:span><text:span text:style-name="T523">&gt;</text:span><text:span text:style-name="T524"><text:s/>V<text:s/></text:span><text:span text:style-name="T525">=</text:span><text:span text:style-name="T526"><text:s/>adjacencyMap</text:span><text:span text:style-name="T527">.</text:span><text:span text:style-name="T528">keySet</text:span><text:span text:style-name="T529">();</text:span><text:span text:style-name="T530"><text:s/></text:span><text:span text:style-name="T531">//vertici del grafo</text:span></text:p>
      <text:p text:style-name="P532"><text:span text:style-name="T533"><text:s text:c="8"/> </text:span><text:span text:style-name="T534">//creazione grafo completo</text:span></text:p>
      <text:p text:style-name="P535"><text:span text:style-name="T536"><text:s text:c="8"/> </text:span><text:span text:style-name="T537">for</text:span><text:span text:style-name="T538"><text:s/></text:span><text:span text:style-name="T539">(</text:span><text:span text:style-name="T540">Vertex v</text:span><text:span text:style-name="T541">:</text:span><text:span text:style-name="T542"><text:s/>V</text:span><text:span text:style-name="T543">)</text:span><text:span text:style-name="T544"><text:s/></text:span><text:span text:style-name="T545">{</text:span></text:p>
      <text:p text:style-name="P546"><text:span text:style-name="T547"><text:s text:c="8"/>    </text:span><text:span text:style-name="T548">compGraph</text:span><text:span text:style-name="T549">.</text:span><text:span text:style-name="T550">adjacencyMap</text:span><text:span text:style-name="T551">.</text:span><text:span text:style-name="T552">put</text:span><text:span text:style-name="T553">(</text:span><text:span text:style-name="T554">v</text:span><text:span text:style-name="T555">,</text:span><text:span text:style-name="T556"><text:s/></text:span><text:span text:style-name="T557">new</text:span><text:span text:style-name="T558"><text:s/>TreeMap</text:span><text:span text:style-name="T559">&lt;</text:span><text:span text:style-name="T560">Vertex</text:span><text:span text:style-name="T561">,</text:span><text:span text:style-name="T562">Double</text:span><text:span text:style-name="T563">&gt;());</text:span></text:p>
      <text:p text:style-name="P564"><text:span text:style-name="T565"><text:s text:c="8"/>    NMap<text:s/></text:span><text:span text:style-name="T566">=</text:span><text:span text:style-name="T567"><text:s/>compGraph</text:span><text:span text:style-name="T568">.</text:span><text:span text:style-name="T569">adjacencyMap</text:span><text:span text:style-name="T570">.</text:span><text:span text:style-name="T571">get</text:span><text:span text:style-name="T572">(</text:span><text:span text:style-name="T573">v</text:span><text:span text:style-name="T574">);</text:span></text:p>
      <text:p text:style-name="P575"><text:span text:style-name="T576"><text:s text:c="8"/>    </text:span><text:span text:style-name="T577">for</text:span><text:span text:style-name="T578"><text:s/></text:span><text:span text:style-name="T579">(</text:span><text:span text:style-name="T580">Vertex x</text:span><text:span text:style-name="T581">:</text:span><text:span text:style-name="T582"><text:s/>V</text:span><text:span text:style-name="T583">)</text:span><text:span text:style-name="T584"><text:s/>NMap</text:span><text:span text:style-name="T585">.</text:span><text:span text:style-name="T586">put</text:span><text:span text:style-name="T587">(</text:span><text:span text:style-name="T588">x</text:span><text:span text:style-name="T589">,</text:span><text:span text:style-name="T590"><text:s/></text:span><text:span text:style-name="T591">1.0</text:span><text:span text:style-name="T592">);</text:span><text:span text:style-name="T593"><text:s/></text:span></text:p>
      <text:p text:style-name="P594"><text:span text:style-name="T595"><text:s text:c="8"/> </text:span><text:span text:style-name="T596">}</text:span></text:p>
      <text:p text:style-name="P597"><text:span text:style-name="T598"><text:s text:c="8"/> </text:span><text:span text:style-name="T599">//cancellazione degli archi contenuti in this</text:span></text:p>
      <text:p text:style-name="P600"><text:span text:style-name="T601"><text:s text:c="8"/> </text:span><text:span text:style-name="T602">for</text:span><text:span text:style-name="T603"><text:s/></text:span><text:span text:style-name="T604">(</text:span><text:span text:style-name="T605">Vertex v</text:span><text:span text:style-name="T606">:</text:span><text:span text:style-name="T607"><text:s/>V</text:span><text:span text:style-name="T608">)</text:span><text:span text:style-name="T609"><text:s/></text:span><text:span text:style-name="T610">{</text:span></text:p>
      <text:p text:style-name="P611"><text:span text:style-name="T612"><text:s text:c="8"/>    NMap<text:s/></text:span><text:span text:style-name="T613">=</text:span><text:span text:style-name="T614"><text:s/>compGraph</text:span><text:span text:style-name="T615">.</text:span><text:span text:style-name="T616">adjacencyMap</text:span><text:span text:style-name="T617">.</text:span><text:span text:style-name="T618">get</text:span><text:span text:style-name="T619">(</text:span><text:span text:style-name="T620">v</text:span><text:span text:style-name="T621">);</text:span></text:p>
      <text:p text:style-name="P622"><text:span text:style-name="T623"><text:s text:c="8"/>    </text:span><text:span text:style-name="T624">for</text:span><text:span text:style-name="T625"><text:s/></text:span><text:span text:style-name="T626">(</text:span><text:span text:style-name="T627">Vertex x</text:span><text:span text:style-name="T628">:</text:span><text:span text:style-name="T629"><text:s/>adjacencyMap</text:span><text:span text:style-name="T630">.</text:span><text:span text:style-name="T631">get</text:span><text:span text:style-name="T632">(</text:span><text:span text:style-name="T633">v</text:span><text:span text:style-name="T634">).</text:span><text:span text:style-name="T635">keySet</text:span><text:span text:style-name="T636">())</text:span><text:span text:style-name="T637"><text:s/>NMap</text:span><text:span text:style-name="T638">.</text:span><text:span text:style-name="T639">remove</text:span><text:span text:style-name="T640">(</text:span><text:span text:style-name="T641">x</text:span><text:span text:style-name="T642">);</text:span></text:p>
      <text:p text:style-name="P643"><text:span text:style-name="T644"><text:s text:c="8"/> </text:span><text:span text:style-name="T645">}</text:span></text:p>
      <text:p text:style-name="P646"><text:span text:style-name="T647"><text:s text:c="8"/> </text:span><text:span text:style-name="T648">return</text:span><text:span text:style-name="T649"><text:s/>compGraph</text:span><text:span text:style-name="T650">;</text:span></text:p>
      <text:p text:style-name="P651"><text:span text:style-name="T652"><text:s text:c="8"/></text:span><text:span text:style-name="T653">}</text:span></text:p>
      <text:p text:style-name="Normal"/>
      <text:p text:style-name="Normal">I Appello 2021-2022</text:p>
      <text:p text:style-name="Normal">Esercizio 2</text:p>
      <text:p text:style-name="Normal">Realizzare il metodo statico</text:p>
      <text:p text:style-name="Normal">public static &lt;E&gt; void printLeafs(BinaryNode&lt;E&gt; root)</text:p>
      <text:p text:style-name="Normal">che stampa il contenuto di tutte le foglie dell’albero binario radicato in root,</text:p>
      <text:p text:style-name="Normal">seguendo l’ordine da destra a sinistra.</text:p>
      <text:p text:style-name="P654"><text:span text:style-name="T655">public</text:span><text:span text:style-name="T656"><text:s/></text:span><text:span text:style-name="T657">static</text:span><text:span text:style-name="T658"><text:s/></text:span><text:span text:style-name="T659">&lt;</text:span><text:span text:style-name="T660">E</text:span><text:span text:style-name="T661">&gt;</text:span><text:span text:style-name="T662"><text:s/></text:span><text:span text:style-name="T663">void</text:span><text:span text:style-name="T664"><text:s/></text:span><text:span text:style-name="T665">recursivePrintLeafs</text:span><text:span text:style-name="T666">(</text:span><text:span text:style-name="T667">BinaryNode</text:span><text:span text:style-name="T668">&lt;</text:span><text:span text:style-name="T669">E</text:span><text:span text:style-name="T670">&gt;</text:span><text:span text:style-name="T671"><text:s/></text:span><text:span text:style-name="T672">root</text:span><text:span text:style-name="T673">){</text:span></text:p>
      <text:p text:style-name="P674"><text:span text:style-name="T675">       <text:s/></text:span><text:span text:style-name="T676">if</text:span><text:span text:style-name="T677">(</text:span><text:span text:style-name="T678">!</text:span><text:span text:style-name="T679">(</text:span><text:span text:style-name="T680">root</text:span><text:span text:style-name="T681">.</text:span><text:span text:style-name="T682">hasLeft</text:span><text:span text:style-name="T683">()</text:span><text:span text:style-name="T684"><text:s/></text:span><text:span text:style-name="T685">||</text:span><text:span text:style-name="T686"><text:s/>root</text:span><text:span text:style-name="T687">.</text:span><text:span text:style-name="T688">hasRight</text:span><text:span text:style-name="T689">()))</text:span></text:p>
      <text:p text:style-name="P690"><text:span text:style-name="T691">            System</text:span><text:span text:style-name="T692">.</text:span><text:span text:style-name="T693">out</text:span><text:span text:style-name="T694">.</text:span><text:span text:style-name="T695">println</text:span><text:span text:style-name="T696">(</text:span><text:span text:style-name="T697">root</text:span><text:span text:style-name="T698">.</text:span><text:span text:style-name="T699">getData</text:span><text:span text:style-name="T700">());</text:span></text:p>
      <text:p text:style-name="P701"><text:span text:style-name="T702">       <text:s/></text:span><text:span text:style-name="T703">if</text:span><text:span text:style-name="T704">(</text:span><text:span text:style-name="T705">root</text:span><text:span text:style-name="T706">.</text:span><text:span text:style-name="T707">hasRight</text:span><text:span text:style-name="T708">())</text:span></text:p>
      <text:p text:style-name="P709"><text:span text:style-name="T710">           <text:s/></text:span><text:span text:style-name="T711">recursivePrintLeafs</text:span><text:span text:style-name="T712">(</text:span><text:span text:style-name="T713">root</text:span><text:span text:style-name="T714">.</text:span><text:span text:style-name="T715">right</text:span><text:span text:style-name="T716">);</text:span></text:p>
      <text:p text:style-name="P717"><text:span text:style-name="T718">       <text:s/></text:span><text:span text:style-name="T719">if</text:span><text:span text:style-name="T720">(</text:span><text:span text:style-name="T721">root</text:span><text:span text:style-name="T722">.</text:span><text:span text:style-name="T723">hasLeft</text:span><text:span text:style-name="T724">())</text:span></text:p>
      <text:p text:style-name="P725"><text:span text:style-name="T726">           <text:s/></text:span><text:span text:style-name="T727">recursivePrintLeafs</text:span><text:span text:style-name="T728">(</text:span><text:span text:style-name="T729">root</text:span><text:span text:style-name="T730">.</text:span><text:span text:style-name="T731">left</text:span><text:span text:style-name="T732">);</text:span></text:p>
      <text:p text:style-name="P733"><text:span text:style-name="T734">   <text:s/></text:span><text:span text:style-name="T735">}</text:span></text:p>
      <text:p text:style-name="Normal"/>
      <text:soft-page-break/>
      <text:p text:style-name="Normal">Esercizio 3</text:p>
      <text:p text:style-name="Normal">Aggiungere alla classe Network&lt;&gt; un nuovo metodo public Network&lt;Vertex&gt; transpose() che restituisce una nuova istanza di tipo Network&lt;Vertex&gt; che rappresenta il grafo trasposto al grafo corrente.</text:p>
      <text:p text:style-name="Normal">Si ricorda che dato un grafo G = (V, E), il uso grafo trasposto Gt = (V, Et ) ha gli stessi nodi di G e gli archi orientati in senso opposto, i.e., Et = {(v, u) | (u, v)<text:s/><text:span text:style-name="T736">∈</text:span><text:s/>E}.</text:p>
      <text:p text:style-name="P737"><text:span text:style-name="T738">public</text:span><text:span text:style-name="T739"><text:s/></text:span><text:span text:style-name="T740">Network</text:span><text:span text:style-name="T741">&lt;</text:span><text:span text:style-name="T742">Vertex</text:span><text:span text:style-name="T743">&gt;</text:span><text:span text:style-name="T744"><text:s/></text:span><text:span text:style-name="T745">transpose</text:span><text:span text:style-name="T746">(){</text:span></text:p>
      <text:p text:style-name="P747"><text:span text:style-name="T748">           <text:s/></text:span><text:span text:style-name="T749">Network</text:span><text:span text:style-name="T750">&lt;</text:span><text:span text:style-name="T751">Vertex</text:span><text:span text:style-name="T752">&gt;</text:span><text:span text:style-name="T753"><text:s/>tran</text:span><text:span text:style-name="T754">;</text:span></text:p>
      <text:p text:style-name="P755"><text:span text:style-name="T756">           <text:s/></text:span><text:span text:style-name="T757">for</text:span><text:span text:style-name="T758">(</text:span><text:span text:style-name="T759">Vertex</text:span><text:span text:style-name="T760"><text:s/>v<text:s/></text:span><text:span text:style-name="T761">:</text:span><text:span text:style-name="T762"><text:s/></text:span><text:span text:style-name="T763">this</text:span><text:span text:style-name="T764">.</text:span><text:span text:style-name="T765">adjacencyMap</text:span><text:span text:style-name="T766">.</text:span><text:span text:style-name="T767">keySet</text:span><text:span text:style-name="T768">())</text:span></text:p>
      <text:p text:style-name="P769"><text:span text:style-name="T770">                tran</text:span><text:span text:style-name="T771">.</text:span><text:span text:style-name="T772">addVertex</text:span><text:span text:style-name="T773">(</text:span><text:span text:style-name="T774">v</text:span><text:span text:style-name="T775">);</text:span></text:p>
      <text:p text:style-name="P776">           <text:s/></text:p>
      <text:p text:style-name="P777"><text:span text:style-name="T778">           <text:s/></text:span><text:span text:style-name="T779">for</text:span><text:span text:style-name="T780">(</text:span><text:span text:style-name="T781">Vertex</text:span><text:span text:style-name="T782"><text:s/>v<text:s/></text:span><text:span text:style-name="T783">:</text:span><text:span text:style-name="T784"><text:s/></text:span><text:span text:style-name="T785">this</text:span><text:span text:style-name="T786">.</text:span><text:span text:style-name="T787">adjacencyMap</text:span><text:span text:style-name="T788">.</text:span><text:span text:style-name="T789">keySet</text:span><text:span text:style-name="T790">()){</text:span></text:p>
      <text:p text:style-name="P791"><text:span text:style-name="T792">               <text:s/></text:span><text:span text:style-name="T793">for</text:span><text:span text:style-name="T794">(</text:span><text:span text:style-name="T795">Map</text:span><text:span text:style-name="T796">.</text:span><text:span text:style-name="T797">Entry</text:span><text:span text:style-name="T798">&lt;</text:span><text:span text:style-name="T799">Vertex</text:span><text:span text:style-name="T800">,</text:span><text:span text:style-name="T801">Double</text:span><text:span text:style-name="T802">&gt;</text:span><text:span text:style-name="T803"><text:s/>u<text:s/></text:span><text:span text:style-name="T804">:</text:span><text:span text:style-name="T805"><text:s/>adjacencyMap</text:span><text:span text:style-name="T806">.</text:span><text:span text:style-name="T807">get</text:span><text:span text:style-name="T808">(</text:span><text:span text:style-name="T809">v</text:span><text:span text:style-name="T810">).</text:span><text:span text:style-name="T811">entrySet</text:span><text:span text:style-name="T812">())</text:span></text:p>
      <text:p text:style-name="P813"><text:span text:style-name="T814">                   <text:s/></text:span><text:span text:style-name="T815">addEdge</text:span><text:span text:style-name="T816">(</text:span><text:span text:style-name="T817">u</text:span><text:span text:style-name="T818">.</text:span><text:span text:style-name="T819">getKey</text:span><text:span text:style-name="T820">(),</text:span><text:span text:style-name="T821">v</text:span><text:span text:style-name="T822">,</text:span><text:span text:style-name="T823">u</text:span><text:span text:style-name="T824">.</text:span><text:span text:style-name="T825">getValue</text:span><text:span text:style-name="T826">());</text:span></text:p>
      <text:p text:style-name="P827"><text:span text:style-name="T828">           <text:s/></text:span><text:span text:style-name="T829">}</text:span></text:p>
      <text:p text:style-name="P830"><text:span text:style-name="T831">           <text:s/></text:span><text:span text:style-name="T832">return</text:span><text:span text:style-name="T833"><text:s/>tran</text:span><text:span text:style-name="T834">;</text:span></text:p>
      <text:p text:style-name="P835"><text:span text:style-name="T836">       <text:s/></text:span><text:span text:style-name="T837">}</text:span></text:p>
      <text:p text:style-name="Normal"/>
      <text:p text:style-name="Normal">V Appello 2022-2023</text:p>
      <text:p text:style-name="Normal">Esercizio 2<text:s/></text:p>
      <text:p text:style-name="Normal">Realizzare un metodo ricorsivo interno alla classe LinkedBinaryTree&lt;&gt; che calcola</text:p>
      <text:p text:style-name="Normal">l’altezza dell’albero binario corrente.</text:p>
      <text:p text:style-name="P838"><text:span text:style-name="T839">public</text:span><text:span text:style-name="T840"><text:s/></text:span><text:span text:style-name="T841">int</text:span><text:span text:style-name="T842"><text:s/></text:span><text:span text:style-name="T843">recursiveHeight</text:span><text:span text:style-name="T844">(</text:span><text:span text:style-name="T845">Nodo</text:span><text:span text:style-name="T846">&lt;</text:span><text:span text:style-name="T847">E</text:span><text:span text:style-name="T848">&gt;</text:span><text:span text:style-name="T849"><text:s/></text:span><text:span text:style-name="T850">nodo</text:span><text:span text:style-name="T851">){</text:span></text:p>
      <text:p text:style-name="P852"><text:span text:style-name="T853">     <text:s/></text:span><text:span text:style-name="T854">if</text:span><text:span text:style-name="T855">(</text:span><text:span text:style-name="T856">nodo<text:s/></text:span><text:span text:style-name="T857">==</text:span><text:span text:style-name="T858"><text:s/></text:span><text:span text:style-name="T859">null</text:span><text:span text:style-name="T860">)</text:span></text:p>
      <text:p text:style-name="P861"><text:span text:style-name="T862">       <text:s/></text:span><text:span text:style-name="T863">return</text:span><text:span text:style-name="T864"><text:s/></text:span><text:span text:style-name="T865">0</text:span><text:span text:style-name="T866">;</text:span></text:p>
      <text:p text:style-name="P867"><text:span text:style-name="T868">     <text:s/></text:span><text:span text:style-name="T869">if</text:span><text:span text:style-name="T870">(</text:span><text:span text:style-name="T871">!</text:span><text:span text:style-name="T872">(</text:span><text:span text:style-name="T873">nodo</text:span><text:span text:style-name="T874">.</text:span><text:span text:style-name="T875">hasLeft</text:span><text:span text:style-name="T876">()</text:span><text:span text:style-name="T877"><text:s/></text:span><text:span text:style-name="T878">||</text:span><text:span text:style-name="T879"><text:s/>nodo</text:span><text:span text:style-name="T880">.</text:span><text:span text:style-name="T881">hasRight</text:span><text:span text:style-name="T882">()))</text:span></text:p>
      <text:p text:style-name="P883"><text:span text:style-name="T884">       <text:s/></text:span><text:span text:style-name="T885">return</text:span><text:span text:style-name="T886"><text:s/></text:span><text:span text:style-name="T887">0</text:span><text:span text:style-name="T888">;</text:span></text:p>
      <text:p text:style-name="P889"><text:span text:style-name="T890">     <text:s/></text:span><text:span text:style-name="T891">return</text:span><text:span text:style-name="T892"><text:s/>Math</text:span><text:span text:style-name="T893">.</text:span><text:span text:style-name="T894">max</text:span><text:span text:style-name="T895">(</text:span><text:span text:style-name="T896">recursiveHeight</text:span><text:span text:style-name="T897">(</text:span><text:span text:style-name="T898">nodo</text:span><text:span text:style-name="T899">.</text:span><text:span text:style-name="T900">left</text:span><text:span text:style-name="T901">),</text:span><text:span text:style-name="T902"><text:s/></text:span><text:span text:style-name="T903">recursiveHeight</text:span><text:span text:style-name="T904">(</text:span><text:span text:style-name="T905">nodo</text:span><text:span text:style-name="T906">.</text:span><text:span text:style-name="T907">right</text:span><text:span text:style-name="T908">))</text:span><text:span text:style-name="T909"><text:s/></text:span><text:span text:style-name="T910">+</text:span><text:span text:style-name="T911"><text:s/></text:span><text:span text:style-name="T912">1</text:span><text:span text:style-name="T913">;</text:span></text:p>
      <text:p text:style-name="P914"><text:span text:style-name="T915">   <text:s/></text:span><text:span text:style-name="T916">}</text:span></text:p>
      <text:p text:style-name="Normal"/>
      <text:p text:style-name="Normal">Esercizio 3</text:p>
      <text:p text:style-name="Normal">Realizzare un metodo interno alla classe Network&lt;Vertex&gt; che restituisce una lista dei vertici del grafo in</text:p>
      <text:p text:style-name="Normal">ordine crescente di distanza dal nodo sorgente. Il nodo sorgente è il vertice minore contenuto nel grafo.</text:p>
      <text:p text:style-name="P917"><text:span text:style-name="T918">public</text:span><text:span text:style-name="T919"><text:s/>List</text:span><text:span text:style-name="T920">&lt;</text:span><text:span text:style-name="T921">Vertex</text:span><text:span text:style-name="T922">&gt;</text:span><text:span text:style-name="T923"><text:s/>listByDistance</text:span><text:span text:style-name="T924">(){</text:span></text:p>
      <text:p text:style-name="P925"><text:span text:style-name="T926"><text:s text:c="4"/>    LinkedList</text:span><text:span text:style-name="T927">&lt;</text:span><text:span text:style-name="T928">Vertex</text:span><text:span text:style-name="T929">&gt;</text:span><text:span text:style-name="T930"><text:s/>list<text:s/></text:span><text:span text:style-name="T931">=</text:span><text:span text:style-name="T932"><text:s/></text:span><text:span text:style-name="T933">new</text:span><text:span text:style-name="T934"><text:s/>LinkedList</text:span><text:span text:style-name="T935">&lt;</text:span><text:span text:style-name="T936">Vertex</text:span><text:span text:style-name="T937">&gt;();</text:span></text:p>
      <text:p text:style-name="P938"><text:span text:style-name="T939"><text:s text:c="4"/>    </text:span><text:span text:style-name="T940">if</text:span><text:span text:style-name="T941"><text:s/></text:span><text:span text:style-name="T942">(</text:span><text:span text:style-name="T943">this</text:span><text:span text:style-name="T944">.</text:span><text:span text:style-name="T945">isEmpty</text:span><text:span text:style-name="T946">())</text:span><text:span text:style-name="T947"><text:s/></text:span><text:span text:style-name="T948">return</text:span><text:span text:style-name="T949"><text:s/>list</text:span><text:span text:style-name="T950">;</text:span></text:p>
      <text:p text:style-name="P951"><text:span text:style-name="T952"><text:s text:c="4"/>    Vertex source<text:s/></text:span><text:span text:style-name="T953">=</text:span><text:span text:style-name="T954"><text:s/>adjacencyMap</text:span><text:span text:style-name="T955">.</text:span><text:span text:style-name="T956">firstKey</text:span><text:span text:style-name="T957">();</text:span></text:p>
      <text:p text:style-name="P958"><text:span text:style-name="T959"><text:s text:c="4"/>    Iterator</text:span><text:span text:style-name="T960">&lt;</text:span><text:span text:style-name="T961">Vertex</text:span><text:span text:style-name="T962">&gt;</text:span><text:span text:style-name="T963"><text:s/>itr<text:s/></text:span><text:span text:style-name="T964">=</text:span><text:span text:style-name="T965"><text:s/></text:span><text:span text:style-name="T966">this</text:span><text:span text:style-name="T967">.</text:span><text:span text:style-name="T968">breadthFirstIterator</text:span><text:span text:style-name="T969">(</text:span><text:span text:style-name="T970">source</text:span><text:span text:style-name="T971">);</text:span></text:p>
      <text:p text:style-name="P972"><text:span text:style-name="T973"><text:s text:c="4"/>    list</text:span><text:span text:style-name="T974">.</text:span><text:span text:style-name="T975">add</text:span><text:span text:style-name="T976">(</text:span><text:span text:style-name="T977">source</text:span><text:span text:style-name="T978">);</text:span></text:p>
      <text:p text:style-name="P979"><text:span text:style-name="T980"><text:s text:c="4"/>    </text:span><text:span text:style-name="T981">while</text:span><text:span text:style-name="T982"><text:s/></text:span><text:span text:style-name="T983">(</text:span><text:span text:style-name="T984">itr</text:span><text:span text:style-name="T985">.</text:span><text:span text:style-name="T986">hasNext</text:span><text:span text:style-name="T987">())</text:span><text:span text:style-name="T988"><text:s/></text:span><text:span text:style-name="T989">{</text:span></text:p>
      <text:p text:style-name="P990"><text:span text:style-name="T991"><text:s text:c="4"/>        list</text:span><text:span text:style-name="T992">.</text:span><text:span text:style-name="T993">add</text:span><text:span text:style-name="T994">(</text:span><text:span text:style-name="T995">itr</text:span><text:span text:style-name="T996">.</text:span><text:span text:style-name="T997">next</text:span><text:span text:style-name="T998">());</text:span></text:p>
      <text:p text:style-name="P999"><text:span text:style-name="T1000"><text:s text:c="4"/>    </text:span><text:span text:style-name="T1001">}</text:span></text:p>
      <text:p text:style-name="P1002"><text:span text:style-name="T1003"><text:s text:c="4"/>    </text:span><text:span text:style-name="T1004">return</text:span><text:span text:style-name="T1005"><text:s/>list</text:span><text:span text:style-name="T1006">;</text:span></text:p>
      <text:p text:style-name="P1007"><text:span text:style-name="T1008"><text:s text:c="4"/></text:span><text:span text:style-name="T1009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mbria Math" svg:font-family="Cambria Math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orenzo Feula</meta:initial-creator>
    <dc:creator>Lorenzo Feula</dc:creator>
    <meta:creation-date>2024-01-10T14:15:00Z</meta:creation-date>
    <dc:date>2024-01-10T18:03:00Z</dc:date>
    <meta:print-date>2024-01-10T18:00:00Z</meta:print-date>
    <meta:template xlink:href="Normal.dotm" xlink:type="simple"/>
    <meta:editing-cycles>2</meta:editing-cycles>
    <meta:editing-duration>PT13560S</meta:editing-duration>
    <meta:document-statistic meta:page-count="4" meta:paragraph-count="12" meta:word-count="906" meta:character-count="6064" meta:row-count="43" meta:non-whitespace-character-count="5170"/>
  </office:meta>
</office:document-meta>
</file>